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0C7000000BC08008EE2C9E78A03.png" manifest:media-type="image/png"/>
  <manifest:file-entry manifest:full-path="Pictures/10000200000000C8000000BD208995314FCD7DE4.png" manifest:media-type="image/png"/>
  <manifest:file-entry manifest:full-path="Pictures/1000020100000086000000805BA5D0FD99E086FB.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urier New2" svg:font-family="'Courier New'" style:font-family-generic="modern" style:font-pitch="fixed"/>
    <style:font-face style:name="Arial2" svg:font-family="Arial" style:font-pitch="variable"/>
    <style:font-face style:name="Calibri" svg:font-family="Calibri" style:font-pitch="variable"/>
    <style:font-face style:name="Courier New" svg:font-family="'Courier New'" style:font-pitch="variable"/>
    <style:font-face style:name="DejaVu Sans" svg:font-family="'DejaVu Sans'" style:font-pitch="variable"/>
    <style:font-face style:name="Liberation Serif1" svg:font-family="'Liberation Serif'" style:font-pitch="variable"/>
    <style:font-face style:name="ＭＳ Ｐゴシック" svg:font-family="'ＭＳ Ｐゴシック'" style:font-pitch="variable"/>
    <style:font-face style:name="Arial" svg:font-family="Arial" style:font-family-generic="modern" style:font-pitch="variable"/>
    <style:font-face style:name="Courier New1" svg:font-family="'Courier New'"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3" svg:font-family="Arial"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bottom" draw:auto-grow-height="false" fo:min-height="4.614cm" fo:min-width="19.812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4.609cm" fo:min-width="19.82cm" fo:padding-top="0.13cm" fo:padding-bottom="0.13cm" fo:padding-left="0.25cm" fo:padding-right="0.25cm" fo:wrap-option="no-wrap" draw:shadow-color="#808080"/>
    </style:style>
    <style:style style:name="gr3"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4"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5"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6" style:family="graphic">
      <style:graphic-properties style:protect="size"/>
    </style:style>
    <style:style style:name="gr7" style:family="graphic" style:parent-style-name="standard">
      <style:graphic-properties draw:stroke="none" draw:fill="none" draw:fill-color="#ffffff" draw:textarea-horizontal-align="left" draw:textarea-vertical-align="middle" draw:auto-grow-height="false" fo:min-height="11.262cm" fo:min-width="13.258cm" fo:padding-top="0.13cm" fo:padding-bottom="0.13cm" fo:padding-left="0.25cm" fo:padding-right="0.25cm" fo:wrap-option="no-wrap" draw:shadow-color="#808080"/>
    </style:style>
    <style:style style:name="gr8"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9"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2"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3"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14"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15"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16" style:family="graphic" style:parent-style-name="standard">
      <style:graphic-properties draw:stroke="none" draw:fill="none" draw:fill-color="#ffffff" draw:textarea-horizontal-align="left" draw:textarea-vertical-align="middle" draw:auto-grow-height="false" fo:min-height="12.083cm" fo:min-width="13.258cm" fo:padding-top="0.13cm" fo:padding-bottom="0.13cm" fo:padding-left="0.25cm" fo:padding-right="0.25cm" fo:wrap-option="no-wrap" draw:shadow-color="#808080"/>
    </style:style>
    <style:style style:name="gr17" style:family="graphic" style:parent-style-name="standard">
      <style:graphic-properties draw:stroke="none" draw:fill="none" draw:fill-color="#ffffff" draw:textarea-horizontal-align="left" draw:textarea-vertical-align="middle" draw:auto-grow-height="false" fo:min-height="2.28cm" fo:min-width="19.82cm" fo:padding-top="0.13cm" fo:padding-bottom="0.13cm" fo:padding-left="0.25cm" fo:padding-right="0.25cm" fo:wrap-option="no-wrap" draw:shadow-color="#808080"/>
    </style:style>
    <style:style style:name="gr18"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1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3"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2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28"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2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33"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34"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35"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37" style:family="graphic" style:parent-style-name="standard" style:list-style-name="L8">
      <style:graphic-properties draw:stroke="none" draw:fill="none" draw:fill-color="#ffffff" draw:textarea-horizontal-align="justify" draw:textarea-vertical-align="top" draw:auto-grow-height="false" fo:min-height="12.093cm" fo:min-width="13.256cm" fo:padding-top="0.125cm" fo:padding-bottom="0.125cm" fo:padding-left="0.251cm" fo:padding-right="0.251cm" fo:wrap-option="wrap" draw:shadow-color="#808080"/>
    </style:style>
    <style:style style:name="gr38"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39"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40"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41"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false" fo:min-height="13.464cm" fo:min-width="19.812cm" fo:padding-top="0.127cm" fo:padding-bottom="0.127cm" fo:padding-left="0.254cm" fo:padding-right="0.254cm" fo:wrap-option="wrap" draw:shadow-color="#808080"/>
    </style:style>
    <style:style style:name="gr43"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45"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46"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48"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49"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50"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53"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54"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56"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57"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58"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60"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61"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65"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66"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67"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68" style:family="graphic" style:parent-style-name="standard" style:list-style-name="L3">
      <style:graphic-properties draw:stroke="none" draw:fill="none" draw:fill-color="#ffffff" draw:textarea-horizontal-align="justify" draw:textarea-vertical-align="top" draw:auto-grow-height="false" fo:min-height="12.829cm" fo:min-width="19.812cm" fo:padding-top="0.127cm" fo:padding-bottom="0.127cm" fo:padding-left="0.254cm" fo:padding-right="0.254cm" fo:wrap-option="wrap" draw:shadow-color="#808080"/>
    </style:style>
    <style:style style:name="gr69"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justify" draw:textarea-vertical-align="bottom" draw:auto-grow-height="false" fo:min-height="0.91cm" fo:min-width="5.138cm" fo:padding-top="0.125cm" fo:padding-bottom="0.125cm" fo:padding-left="0.251cm" fo:padding-right="0.251cm" fo:wrap-option="wrap" draw:shadow-color="#808080"/>
    </style:style>
    <style:style style:name="gr73" style:family="graphic" style:parent-style-name="standard" style:list-style-name="L2">
      <style:graphic-properties draw:stroke="none" draw:fill="none" draw:fill-color="#ffffff" draw:textarea-horizontal-align="justify" draw:textarea-vertical-align="bottom" draw:auto-grow-height="false" fo:min-height="0.91cm" fo:min-width="0.768cm" fo:padding-top="0.125cm" fo:padding-bottom="0.125cm" fo:padding-left="0.251cm" fo:padding-right="0.251cm" fo:wrap-option="wrap" draw:shadow-color="#808080"/>
    </style:style>
    <style:style style:name="gr74" style:family="graphic" style:parent-style-name="standard" style:list-style-name="L2">
      <style:graphic-properties draw:stroke="none" draw:fill="none" draw:fill-color="#ffffff" draw:textarea-horizontal-align="justify" draw:textarea-vertical-align="top" draw:auto-grow-height="false" fo:min-height="0.798cm" fo:min-width="13.258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76" style:family="graphic" style:parent-style-name="standard" style:list-style-name="L3">
      <style:graphic-properties draw:stroke="none" draw:fill="none" draw:fill-color="#ffffff" draw:textarea-horizontal-align="justify" draw:textarea-vertical-align="top" draw:auto-grow-height="false" fo:min-height="13.57cm" fo:min-width="19.812cm" fo:padding-top="0.127cm" fo:padding-bottom="0.127cm" fo:padding-left="0.254cm" fo:padding-right="0.254cm" fo:wrap-option="wrap" draw:shadow-color="#808080"/>
    </style:style>
    <style:style style:name="gr7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7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81" style:family="graphic" style:parent-style-name="standard" style:list-style-name="L3">
      <style:graphic-properties draw:stroke="none" draw:fill="none" draw:fill-color="#ffffff" draw:textarea-horizontal-align="justify" draw:textarea-vertical-align="top" draw:auto-grow-height="false" fo:min-height="13.57cm" fo:min-width="19.812cm" fo:padding-top="0.127cm" fo:padding-bottom="0.127cm" fo:padding-left="0.254cm" fo:padding-right="0.254cm" fo:wrap-option="wrap" draw:shadow-color="#808080"/>
    </style:style>
    <style:style style:name="gr8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8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86" style:family="graphic" style:parent-style-name="standard" style:list-style-name="L3">
      <style:graphic-properties draw:stroke="none" draw:fill="none" draw:fill-color="#ffffff" draw:textarea-horizontal-align="justify" draw:textarea-vertical-align="top" draw:auto-grow-height="false" fo:min-height="13.57cm" fo:min-width="19.812cm" fo:padding-top="0.127cm" fo:padding-bottom="0.127cm" fo:padding-left="0.254cm" fo:padding-right="0.254cm" fo:wrap-option="wrap" draw:shadow-color="#808080"/>
    </style:style>
    <style:style style:name="gr8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8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8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91" style:family="graphic" style:parent-style-name="standard" style:list-style-name="L3">
      <style:graphic-properties draw:stroke="none" draw:fill="none" draw:fill-color="#ffffff" draw:textarea-horizontal-align="justify" draw:textarea-vertical-align="top" draw:auto-grow-height="false" fo:min-height="13.037cm" fo:min-width="19.812cm" fo:padding-top="0.127cm" fo:padding-bottom="0.127cm" fo:padding-left="0.254cm" fo:padding-right="0.254cm" fo:wrap-option="wrap" draw:shadow-color="#808080"/>
    </style:style>
    <style:style style:name="gr9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9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9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9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96" style:family="graphic" style:parent-style-name="standard" style:list-style-name="L3">
      <style:graphic-properties draw:stroke="none" draw:fill="none" draw:fill-color="#ffffff" draw:textarea-horizontal-align="justify" draw:textarea-vertical-align="top" draw:auto-grow-height="false" fo:min-height="13.037cm" fo:min-width="19.812cm" fo:padding-top="0.127cm" fo:padding-bottom="0.127cm" fo:padding-left="0.254cm" fo:padding-right="0.254cm" fo:wrap-option="wrap" draw:shadow-color="#808080"/>
    </style:style>
    <style:style style:name="gr9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9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9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00"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01" style:family="graphic" style:parent-style-name="standard" style:list-style-name="L3">
      <style:graphic-properties draw:stroke="none" draw:fill="none" draw:fill-color="#ffffff" draw:textarea-horizontal-align="justify" draw:textarea-vertical-align="top" draw:auto-grow-height="false" fo:min-height="13.037cm" fo:min-width="19.812cm" fo:padding-top="0.127cm" fo:padding-bottom="0.127cm" fo:padding-left="0.254cm" fo:padding-right="0.254cm" fo:wrap-option="wrap" draw:shadow-color="#808080"/>
    </style:style>
    <style:style style:name="gr102"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03"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gr105" style:family="graphic" style:parent-style-name="standard" style:list-style-name="L1">
      <style:graphic-properties draw:stroke="none" draw:fill="none" draw:fill-color="#ffffff" draw:textarea-horizontal-align="justify" draw:textarea-vertical-align="bottom" draw:auto-grow-height="false" fo:min-height="2.286cm" fo:min-width="19.812cm" fo:padding-top="0.127cm" fo:padding-bottom="0.127cm" fo:padding-left="0.254cm" fo:padding-right="0.254cm" fo:wrap-option="wrap" draw:shadow-color="#808080"/>
    </style:style>
    <style:style style:name="gr106" style:family="graphic" style:parent-style-name="standard" style:list-style-name="L3">
      <style:graphic-properties draw:stroke="none" draw:fill="none" draw:fill-color="#ffffff" draw:textarea-horizontal-align="justify" draw:textarea-vertical-align="top" draw:auto-grow-height="false" fo:min-height="13.037cm" fo:min-width="19.812cm" fo:padding-top="0.127cm" fo:padding-bottom="0.127cm" fo:padding-left="0.254cm" fo:padding-right="0.254cm" fo:wrap-option="wrap" draw:shadow-color="#808080"/>
    </style:style>
    <style:style style:name="gr107" style:family="graphic" style:parent-style-name="standard" style:list-style-name="L2">
      <style:graphic-properties draw:stroke="none" draw:fill="none" draw:fill-color="#ffffff" draw:textarea-horizontal-align="justify" draw:textarea-vertical-align="bottom" draw:auto-grow-height="false" fo:min-height="0.755cm" fo:min-width="1.617cm" fo:padding-top="0.13cm" fo:padding-bottom="0.13cm" fo:padding-left="0.25cm" fo:padding-right="0.25cm" fo:wrap-option="wrap" draw:shadow-color="#808080"/>
    </style:style>
    <style:style style:name="gr108" style:family="graphic" style:parent-style-name="standard" style:list-style-name="L2">
      <style:graphic-properties draw:stroke="none" draw:fill="none" draw:fill-color="#ffffff" draw:textarea-horizontal-align="justify" draw:textarea-vertical-align="bottom" draw:auto-grow-height="false" fo:min-height="0.755cm" fo:min-width="18.974cm" fo:padding-top="0.13cm" fo:padding-bottom="0.13cm" fo:padding-left="0.25cm" fo:padding-right="0.25cm" fo:wrap-option="wrap" draw:shadow-color="#808080"/>
    </style:style>
    <style:style style:name="gr109" style:family="graphic" style:parent-style-name="standard" style:list-style-name="L2">
      <style:graphic-properties draw:stroke="none" draw:fill="none" draw:fill-color="#ffffff" draw:textarea-horizontal-align="justify" draw:textarea-vertical-align="bottom" draw:auto-grow-height="false" fo:min-height="0.755cm" fo:min-width="0.77cm" fo:padding-top="0.13cm" fo:padding-bottom="0.13cm" fo:padding-left="0.25cm" fo:padding-right="0.25cm" fo:wrap-option="wrap" draw:shadow-color="#808080"/>
    </style:style>
    <style:style style:name="P1" style:family="paragraph">
      <style:paragraph-properties fo:margin-left="0cm" fo:margin-right="0cm" fo:text-align="center" fo:text-indent="0cm" style:punctuation-wrap="hanging" style:line-break="strict"/>
    </style:style>
    <style:style style:name="P2"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line-height="100%" fo:text-indent="0cm" style:punctuation-wrap="hanging" style:line-break="strict"/>
    </style:style>
    <style:style style:name="P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6" style:family="paragraph">
      <style:paragraph-properties fo:margin-left="0cm" fo:margin-right="0cm" fo:line-height="100%" fo:text-align="end" fo:text-indent="0cm" style:punctuation-wrap="hanging" style:line-break="strict"/>
    </style:style>
    <style:style style:name="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8" style:family="paragraph">
      <style:paragraph-properties fo:margin-left="0cm" fo:margin-right="0cm" fo:text-indent="0cm" style:punctuation-wrap="hanging" style:line-break="strict"/>
    </style:style>
    <style:style style:name="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10" style:family="paragraph">
      <style:paragraph-properties fo:margin-left="0cm" fo:margin-right="0cm" fo:text-align="start" fo:text-indent="0cm" style:punctuation-wrap="hanging" style:line-break="strict">
        <style:tab-stops>
          <style:tab-stop style:position="0cm"/>
          <style:tab-stop style:position="18.785cm" style:type="right"/>
          <style:tab-stop style:position="20.32cm"/>
          <style:tab-stop style:position="22.86cm"/>
          <style:tab-stop style:position="25.4cm"/>
          <style:tab-stop style:position="27.94cm"/>
          <style:tab-stop style:position="28.689cm"/>
          <style:tab-stop style:position="29.942cm"/>
          <style:tab-stop style:position="29.946cm"/>
          <style:tab-stop style:position="29.95cm"/>
        </style:tab-stops>
      </style:paragraph-properties>
    </style:style>
    <style:style style:name="P11" style:family="paragraph">
      <loext:graphic-properties draw:fill="none" draw:fill-color="#ffffff"/>
      <style:paragraph-properties fo:margin-left="0cm" fo:margin-right="0cm" fo:text-align="start" fo:text-indent="0cm" style:punctuation-wrap="hanging" style:line-break="strict" style:writing-mode="lr-tb" style:font-independent-line-spacing="true">
        <style:tab-stops>
          <style:tab-stop style:position="0cm"/>
          <style:tab-stop style:position="18.785cm" style:type="right"/>
          <style:tab-stop style:position="20.32cm"/>
          <style:tab-stop style:position="22.86cm"/>
          <style:tab-stop style:position="25.4cm"/>
          <style:tab-stop style:position="27.94cm"/>
          <style:tab-stop style:position="28.689cm"/>
          <style:tab-stop style:position="29.942cm"/>
          <style:tab-stop style:position="29.946cm"/>
          <style:tab-stop style:position="29.95cm"/>
        </style:tab-stops>
      </style:paragraph-properties>
    </style:style>
    <style:style style:name="P12" style:family="paragraph">
      <style:paragraph-properties fo:margin-left="0cm" fo:margin-right="0cm" fo:text-align="end" fo:text-indent="0cm" style:punctuation-wrap="hanging" style:line-break="strict"/>
    </style:style>
    <style:style style:name="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4" style:family="paragraph">
      <style:paragraph-properties fo:margin-left="0cm" fo:margin-right="0cm" fo:margin-top="0.141cm" fo:margin-bottom="0cm" fo:text-indent="0cm" style:punctuation-wrap="hanging" style:line-break="strict"/>
    </style:style>
    <style:style style:name="P15" style:family="paragraph">
      <style:paragraph-properties fo:margin-left="0cm" fo:margin-right="0cm" fo:margin-top="0.141cm" fo:margin-bottom="0cm" fo:line-height="100%" fo:text-align="start" fo:text-indent="0cm" style:punctuation-wrap="hanging" style:line-break="strict" style:writing-mode="lr-tb"/>
    </style:style>
    <style:style style:name="P16" style:family="paragraph">
      <style:paragraph-properties fo:margin-left="2.054cm" fo:margin-right="0cm" fo:margin-top="0.141cm" fo:margin-bottom="0cm" fo:line-height="100%" fo:text-align="start" fo:text-indent="-0.776cm" style:punctuation-wrap="hanging" style:line-break="strict" style:writing-mode="lr-tb"/>
    </style:style>
    <style:style style:name="P17" style:family="paragraph">
      <style:paragraph-properties fo:margin-left="0cm" fo:margin-right="0cm" fo:margin-top="0.141cm" fo:margin-bottom="0cm" fo:line-height="100%" fo:text-indent="0cm" style:punctuation-wrap="hanging" style:line-break="strict" style:writing-mode="lr-tb"/>
    </style:style>
    <style:style style:name="P18" style:family="paragraph">
      <loext:graphic-properties draw:fill="none" draw:fill-color="#ffffff"/>
      <style:paragraph-properties fo:margin-left="0cm" fo:margin-right="0cm" fo:margin-top="0.141cm" fo:margin-bottom="0cm" fo:text-indent="0cm" style:punctuation-wrap="hanging" style:line-break="strict" style:writing-mode="lr-tb" style:font-independent-line-spacing="true"/>
    </style:style>
    <style:style style:name="P19" style:family="paragraph">
      <style:paragraph-properties fo:margin-left="2.063cm" fo:margin-right="0cm" fo:margin-top="0.141cm" fo:margin-bottom="0cm" fo:line-height="100%" fo:text-align="start" fo:text-indent="-0.776cm" style:punctuation-wrap="hanging" style:line-break="strict" style:writing-mode="lr-tb"/>
    </style:style>
    <style:style style:name="P20" style:family="paragraph">
      <style:paragraph-properties fo:margin-left="0.943cm" fo:margin-right="0cm" fo:margin-top="0.141cm" fo:margin-bottom="0cm" fo:line-height="100%" fo:text-indent="-0.935cm" style:punctuation-wrap="hanging" style:line-break="strict" style:writing-mode="lr-tb"/>
    </style:style>
    <style:style style:name="P21" style:family="paragraph">
      <style:paragraph-properties fo:margin-left="0cm" fo:margin-right="0cm" fo:margin-top="0.105cm" fo:margin-bottom="0cm" fo:text-indent="0cm" style:punctuation-wrap="hanging" style:line-break="strict"/>
    </style:style>
    <style:style style:name="P22" style:family="paragraph">
      <style:paragraph-properties fo:margin-left="3.175cm" fo:margin-right="0cm" fo:margin-top="0.105cm" fo:margin-bottom="0cm" fo:line-height="100%" fo:text-align="start" fo:text-indent="-0.618cm" style:punctuation-wrap="hanging" style:line-break="strict" style:writing-mode="lr-tb"/>
    </style:style>
    <style:style style:name="P23" style:family="paragraph">
      <loext:graphic-properties draw:fill="none" draw:fill-color="#ffffff"/>
      <style:paragraph-properties fo:margin-left="0cm" fo:margin-right="0cm" fo:margin-top="0.105cm" fo:margin-bottom="0cm" fo:text-indent="0cm" style:punctuation-wrap="hanging" style:line-break="strict" style:writing-mode="lr-tb" style:font-independent-line-spacing="true"/>
      <style:text-properties fo:font-size="14pt" style:font-size-asian="14pt" style:font-size-complex="14pt"/>
    </style:style>
    <style:style style:name="P24" style:family="paragraph">
      <style:paragraph-properties fo:margin-left="0cm" fo:margin-right="0cm" fo:margin-top="0.123cm" fo:margin-bottom="0cm" fo:line-height="90%" fo:text-indent="0cm" style:punctuation-wrap="hanging" style:line-break="strict"/>
    </style:style>
    <style:style style:name="P25" style:family="paragraph">
      <style:paragraph-properties fo:margin-left="2.063cm" fo:margin-right="0cm" fo:margin-top="0.123cm" fo:margin-bottom="0cm" fo:line-height="90%" fo:text-align="start" fo:text-indent="-0.776cm" style:punctuation-wrap="hanging" style:line-break="strict" style:writing-mode="lr-tb"/>
    </style:style>
    <style:style style:name="P26" style:family="paragraph">
      <style:paragraph-properties fo:margin-left="0cm" fo:margin-right="0cm" fo:margin-top="0.123cm" fo:margin-bottom="0cm" fo:line-height="90%" fo:text-indent="0cm" style:punctuation-wrap="hanging" style:line-break="strict" style:writing-mode="lr-tb"/>
    </style:style>
    <style:style style:name="P27" style:family="paragraph">
      <style:paragraph-properties fo:margin-left="0.943cm" fo:margin-right="0cm" fo:margin-top="0.123cm" fo:margin-bottom="0cm" fo:line-height="100%" fo:text-indent="-0.935cm" style:punctuation-wrap="hanging" style:line-break="strict" style:writing-mode="lr-tb"/>
    </style:style>
    <style:style style:name="P28" style:family="paragraph">
      <loext:graphic-properties draw:fill="none" draw:fill-color="#ffffff"/>
      <style:paragraph-properties fo:margin-left="0cm" fo:margin-right="0cm" fo:margin-top="0.123cm" fo:margin-bottom="0cm" fo:line-height="90%" fo:text-indent="0cm" style:punctuation-wrap="hanging" style:line-break="strict" style:writing-mode="lr-tb" style:font-independent-line-spacing="true"/>
    </style:style>
    <style:style style:name="P29" style:family="paragraph">
      <style:paragraph-properties fo:margin-left="0cm" fo:margin-right="0cm" fo:margin-top="0.158cm" fo:margin-bottom="0cm" fo:line-height="100%" fo:text-indent="0cm" style:punctuation-wrap="simple" style:line-break="normal"/>
    </style:style>
    <style:style style:name="P30" style:family="paragraph">
      <loext:graphic-properties draw:fill="none" draw:fill-color="#ffffff"/>
      <style:paragraph-properties fo:margin-left="0cm" fo:margin-right="0cm" fo:margin-top="0.158cm" fo:margin-bottom="0cm" fo:line-height="100%" fo:text-indent="0cm" style:punctuation-wrap="simple" style:line-break="normal" style:writing-mode="lr-tb" style:font-independent-line-spacing="true"/>
    </style:style>
    <style:style style:name="P31" style:family="paragraph">
      <style:paragraph-properties fo:margin-left="0cm" fo:margin-right="0cm" fo:margin-top="0.123cm" fo:margin-bottom="0cm" fo:text-indent="0cm" style:punctuation-wrap="hanging" style:line-break="strict"/>
    </style:style>
    <style:style style:name="P32" style:family="paragraph">
      <style:paragraph-properties fo:margin-left="2.063cm" fo:margin-right="0cm" fo:margin-top="0.123cm" fo:margin-bottom="0cm" fo:line-height="100%" fo:text-align="start" fo:text-indent="-0.776cm" style:punctuation-wrap="hanging" style:line-break="strict" style:writing-mode="lr-tb"/>
    </style:style>
    <style:style style:name="P33" style:family="paragraph">
      <style:paragraph-properties fo:margin-left="0cm" fo:margin-right="0cm" fo:margin-top="0.123cm" fo:margin-bottom="0cm" fo:line-height="100%" fo:text-indent="0cm" style:punctuation-wrap="hanging" style:line-break="strict" style:writing-mode="lr-tb"/>
    </style:style>
    <style:style style:name="P34" style:family="paragraph">
      <loext:graphic-properties draw:fill="none" draw:fill-color="#ffffff"/>
      <style:paragraph-properties fo:margin-left="0cm" fo:margin-right="0cm" fo:margin-top="0.123cm" fo:margin-bottom="0cm" fo:text-indent="0cm" style:punctuation-wrap="hanging" style:line-break="strict" style:writing-mode="lr-tb" style:font-independent-line-spacing="true"/>
    </style:style>
    <style:style style:name="P35" style:family="paragraph">
      <style:paragraph-properties fo:margin-left="0cm" fo:margin-right="0cm" fo:margin-top="0.123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6" style:family="paragraph">
      <style:paragraph-properties fo:margin-left="0.943cm" fo:margin-right="0cm" fo:margin-top="0.123cm" fo:margin-bottom="0cm" fo:text-indent="-0.935cm" style:punctuation-wrap="hanging" style:line-break="strict"/>
    </style:style>
    <style:style style:name="P37" style:family="paragraph">
      <loext:graphic-properties draw:fill="none" draw:fill-color="#ffffff"/>
      <style:paragraph-properties fo:margin-left="0cm" fo:margin-right="0cm" fo:margin-top="0.123cm" fo:margin-bottom="0cm" fo:line-height="90%" fo:text-indent="0cm" style:punctuation-wrap="hanging" style:line-break="strict" style:writing-mode="lr-tb" style:font-independent-line-spacing="true"/>
      <style:text-properties fo:font-size="18pt" style:font-size-asian="18pt" style:font-size-complex="18pt"/>
    </style:style>
    <style:style style:name="P38" style:family="paragraph">
      <style:paragraph-properties fo:margin-left="0cm" fo:margin-right="0cm" fo:margin-top="0.123cm" fo:margin-bottom="0cm" fo:line-height="90%" fo:text-align="start" fo:text-indent="0cm" style:punctuation-wrap="hanging" style:line-break="strict" style:writing-mode="lr-tb"/>
    </style:style>
    <style:style style:name="P39" style:family="paragraph">
      <style:paragraph-properties fo:margin-left="0cm" fo:margin-right="0cm" fo:margin-top="0.123cm" fo:margin-bottom="0cm" fo:line-height="90%" fo:text-indent="0cm" style:punctuation-wrap="hanging" style:line-break="strict"/>
      <style:text-properties fo:font-style="normal" style:font-style-asian="normal" style:font-style-complex="normal"/>
    </style:style>
    <style:style style:name="P40" style:family="paragraph">
      <loext:graphic-properties draw:fill="none" draw:fill-color="#ffffff"/>
      <style:paragraph-properties fo:margin-left="0cm" fo:margin-right="0cm" fo:margin-top="0.123cm" fo:margin-bottom="0cm" fo:line-height="90%" fo:text-indent="0cm" style:punctuation-wrap="hanging" style:line-break="strict" style:writing-mode="lr-tb" style:font-independent-line-spacing="true"/>
      <style:text-properties fo:font-size="18pt" fo:font-style="normal" style:font-size-asian="18pt" style:font-style-asian="normal" style:font-size-complex="18pt" style:font-style-complex="normal"/>
    </style:style>
    <style:style style:name="P41" style:family="paragraph">
      <style:paragraph-properties fo:margin-left="2.063cm" fo:margin-right="0cm" fo:margin-top="0.123cm" fo:margin-bottom="0cm" fo:line-height="90%" fo:text-align="start" fo:text-indent="-0.776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T1" style:family="text">
      <style:text-properties fo:color="#9a9a9a" fo:font-size="44pt" fo:language="sv" fo:country="SE" style:font-name-asian="ＭＳ Ｐゴシック" style:font-size-asian="44pt" style:language-asian="sv" style:country-asian="SE" style:font-name-complex="ＭＳ Ｐゴシック" style:font-size-complex="44pt" style:language-complex="sv" style:country-complex="SE"/>
    </style:style>
    <style:style style:name="T2" style:family="text">
      <style:text-properties fo:color="#808080" style:font-name="Calibri" fo:font-size="10pt" fo:language="sv" fo:country="SE" style:font-size-asian="10pt" style:language-asian="sv" style:country-asian="SE" style:font-size-complex="10pt" style:language-complex="sv" style:country-complex="SE"/>
    </style:style>
    <style:style style:name="T3" style:family="text">
      <style:text-properties fo:color="#808080" fo:font-size="10pt" fo:language="sv" fo:country="SE" style:font-size-asian="10pt" style:language-asian="sv" style:country-asian="SE" style:font-size-complex="10pt" style:language-complex="sv" style:country-complex="SE"/>
    </style:style>
    <style:style style:name="T4" style:family="text">
      <style:text-properties fo:color="#9a9a9a" fo:font-size="32pt" fo:language="sv" fo:country="SE" style:font-name-asian="ＭＳ Ｐゴシック" style:font-size-asian="32pt" style:language-asian="sv" style:country-asian="SE" style:font-name-complex="ＭＳ Ｐゴシック" style:font-size-complex="32pt" style:language-complex="sv" style:country-complex="SE"/>
    </style:style>
    <style:style style:name="T5" style:family="text">
      <style:text-properties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6" style:family="text">
      <style:text-properties fo:color="#000000" style:text-line-through-style="none" style:text-line-through-type="none" style:text-position="0% 100%" style:font-name="Arial2"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font-relief="none"/>
    </style:style>
    <style:style style:name="T7" style:family="text">
      <style:text-properties fo:color="#000000" style:text-line-through-style="none" style:text-line-through-type="none" style:text-position="0% 100%" style:font-name="Courier New"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font-relief="none"/>
    </style:style>
    <style:style style:name="T8" style:family="text">
      <style:text-properties fo:color="#000000" style:text-line-through-style="none" style:text-line-through-type="none" style:text-position="0% 100%" style:font-name="Courier New"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font-relief="none"/>
    </style:style>
    <style:style style:name="T9" style:family="text">
      <style:text-properties fo:color="#000000" style:text-position="0% 100%" style:font-name="Courier New"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10" style:family="text">
      <style:text-properties fo:color="#000000" style:text-line-through-style="none" style:text-line-through-type="none" style:text-position="0% 100%" style:font-name="Courier New"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font-relief="none"/>
    </style:style>
    <style:style style:name="T11" style:family="text">
      <style:text-properties fo:font-variant="normal" fo:text-transform="none" fo:color="#000000" style:text-outline="false" style:text-line-through-style="none" style:text-line-through-type="none" style:text-position="0% 100%" fo:font-size="16pt" fo:language="en" fo:country="US" fo:font-style="normal" fo:text-shadow="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Courier New" fo:font-size="16pt" fo:language="en" fo:country="US" fo:font-style="normal" fo:text-shadow="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fo:font-size="16pt" fo:language="en" fo:country="US" fo:font-style="normal" fo:text-shadow="none" style:text-underline-style="solid" style:text-underline-width="auto" style:text-underline-color="font-color"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Courier New"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3"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17" style:family="text">
      <style:text-properties fo:color="#000000" style:text-line-through-style="none" style:text-line-through-type="none" style:text-position="0% 100%" style:font-name="Courier New" fo:font-size="14pt" fo:language="en" fo:country="US" fo:font-style="normal" fo:text-shadow="none" style:text-underline-style="none" fo:font-weight="normal" style:font-name-asian="ＭＳ Ｐゴシック" style:font-size-asian="14pt" style:language-asian="en" style:country-asian="US" style:font-style-asian="normal" style:font-weight-asian="normal" style:font-name-complex="ＭＳ Ｐゴシック" style:font-size-complex="14pt" style:language-complex="en" style:country-complex="US" style:font-style-complex="normal" style:font-weight-complex="normal" style:font-relief="none"/>
    </style:style>
    <style:style style:name="T18" style:family="text">
      <style:text-properties fo:color="#000000" style:text-line-through-style="none" style:text-line-through-type="none" style:text-position="0% 100%" style:font-name="Courier New2"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font-relief="none"/>
    </style:style>
    <style:style style:name="T19" style:family="text">
      <style:text-properties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20" style:family="text">
      <style:text-properties fo:font-size="14pt" fo:language="en" fo:country="US" fo:font-style="italic" style:font-name-asian="ＭＳ Ｐゴシック" style:font-size-asian="14pt" style:language-asian="en" style:country-asian="US" style:font-style-asian="italic" style:font-name-complex="ＭＳ Ｐゴシック" style:font-size-complex="14pt" style:language-complex="en" style:country-complex="US" style:font-style-complex="italic"/>
    </style:style>
    <style:style style:name="T21" style:family="text">
      <style:text-properties fo:font-size="14pt" fo:language="en" fo:country="US" fo:font-weight="bold" style:font-name-asian="ＭＳ Ｐゴシック" style:font-size-asian="14pt" style:language-asian="en" style:country-asian="US" style:font-weight-asian="bold" style:font-name-complex="ＭＳ Ｐゴシック" style:font-size-complex="14pt" style:language-complex="en" style:country-complex="US" style:font-weight-complex="bold"/>
    </style:style>
    <style:style style:name="T22" style:family="text">
      <style:text-properties style:font-name="Calibri" fo:font-size="12pt" fo:language="en" fo:country="US" style:font-name-asian="ＭＳ Ｐゴシック" style:font-size-asian="12pt" style:language-asian="en" style:country-asian="US" style:font-name-complex="ＭＳ Ｐゴシック" style:font-size-complex="12pt" style:language-complex="en" style:country-complex="US"/>
    </style:style>
    <style:style style:name="T23" style:family="text">
      <style:text-properties fo:color="#000000" style:text-line-through-style="none" style:text-line-through-type="none" style:text-position="0% 100%" style:font-name="Courier New" fo:font-size="14pt" fo:language="en" fo:country="US" fo:font-style="normal" fo:text-shadow="none" style:text-underline-style="none" fo:font-weight="bold" style:font-name-asian="ＭＳ Ｐゴシック" style:font-size-asian="14pt" style:language-asian="en" style:country-asian="US" style:font-style-asian="normal" style:font-weight-asian="bold" style:font-name-complex="ＭＳ Ｐゴシック" style:font-size-complex="14pt" style:language-complex="en" style:country-complex="US" style:font-style-complex="normal" style:font-weight-complex="bold" style:font-relief="none"/>
    </style:style>
    <style:style style:name="T24" style:family="text">
      <style:text-properties fo:color="#000000" style:text-position="0% 100%" style:font-name="Courier New"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25" style:family="text">
      <style:text-properties fo:font-variant="normal" fo:text-transform="none" fo:color="#000000" style:text-outline="false" style:text-line-through-style="none" style:text-line-through-type="none" style:text-position="0% 100%" style:font-name="Arial2"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0% 100%" style:font-name="Arial2"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27" style:family="text">
      <style:text-properties style:font-name="Courier New2" fo:font-size="16pt" fo:language="en" fo:country="US" fo:font-weight="normal" style:font-name-asian="ＭＳ Ｐゴシック" style:font-size-asian="16pt" style:language-asian="en" style:country-asian="US" style:font-weight-asian="normal" style:font-name-complex="ＭＳ Ｐゴシック" style:font-size-complex="16pt" style:language-complex="en" style:country-complex="US" style:font-weight-complex="normal"/>
    </style:style>
    <style:style style:name="T28" style:family="text">
      <style:text-properties style:font-name="Courier New2" fo:font-size="16pt" fo:language="en" fo:country="US" fo:font-weight="bold" style:font-name-asian="ＭＳ Ｐゴシック" style:font-size-asian="16pt" style:language-asian="en" style:country-asian="US" style:font-weight-asian="bold" style:font-name-complex="ＭＳ Ｐゴシック" style:font-size-complex="16pt" style:language-complex="en" style:country-complex="US" style:font-weight-complex="bold"/>
    </style:style>
    <style:style style:name="T29" style:family="text">
      <style:text-properties style:font-name="Courier New2"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30" style:family="text">
      <style:text-properties fo:font-size="16pt" fo:language="en" fo:country="US" fo:font-weight="bold" style:font-name-asian="ＭＳ Ｐゴシック" style:font-size-asian="16pt" style:language-asian="en" style:country-asian="US" style:font-weight-asian="bold" style:font-name-complex="ＭＳ Ｐゴシック" style:font-size-complex="16pt" style:language-complex="en" style:country-complex="US" style:font-weight-complex="bold"/>
    </style:style>
    <style:style style:name="T31" style:family="text">
      <style:text-properties fo:font-size="18pt" fo:language="en" fo:country="US" fo:font-style="italic" style:font-name-asian="ＭＳ Ｐゴシック" style:font-size-asian="18pt" style:language-asian="en" style:country-asian="US" style:font-style-asian="italic" style:font-name-complex="ＭＳ Ｐゴシック" style:font-size-complex="18pt" style:language-complex="en" style:country-complex="US" style:font-style-complex="italic"/>
    </style:style>
    <style:style style:name="T32" style:family="text">
      <style:text-properties fo:font-size="18pt" fo:language="en" fo:country="US" style:font-name-asian="ＭＳ Ｐゴシック" style:font-size-asian="18pt" style:language-asian="en" style:country-asian="US" style:font-name-complex="ＭＳ Ｐゴシック" style:font-size-complex="18pt" style:language-complex="en" style:country-complex="US"/>
    </style:style>
    <style:style style:name="T33" style:family="text">
      <style:text-properties style:font-name="Courier New" fo:font-size="18pt" fo:language="en" fo:country="US" style:font-name-asian="ＭＳ Ｐゴシック" style:font-size-asian="18pt" style:language-asian="en" style:country-asian="US" style:font-name-complex="ＭＳ Ｐゴシック" style:font-size-complex="18pt" style:language-complex="en" style:country-complex="US"/>
    </style:style>
    <style:style style:name="T34" style:family="text">
      <style:text-properties fo:font-size="18pt" fo:language="en" fo:country="US" style:text-underline-style="solid" style:text-underline-width="auto" style:text-underline-color="font-color" style:font-name-asian="ＭＳ Ｐゴシック" style:font-size-asian="18pt" style:language-asian="en" style:country-asian="US" style:font-name-complex="ＭＳ Ｐゴシック" style:font-size-complex="18pt" style:language-complex="en" style:country-complex="US"/>
    </style:style>
    <style:style style:name="T35" style:family="text">
      <style:text-properties fo:color="#000000" style:text-line-through-style="none" style:text-line-through-type="none" style:text-position="0% 100%" style:font-name="Courier New"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font-relief="none"/>
    </style:style>
    <style:style style:name="T36" style:family="text">
      <style:text-properties fo:color="#000000" style:text-line-through-style="none" style:text-line-through-type="none" style:text-position="0% 100%" style:font-name="Arial3"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font-relief="none"/>
    </style:style>
    <style:style style:name="T37" style:family="text">
      <style:text-properties fo:color="#000000" style:text-position="0% 100%" style:font-name="Courier New" fo:font-size="18pt" fo:language="en" fo:country="US" style:font-name-asian="ＭＳ Ｐゴシック" style:font-size-asian="18pt" style:language-asian="en" style:country-asian="US" style:font-name-complex="ＭＳ Ｐゴシック" style:font-size-complex="18pt" style:language-complex="en" style:country-complex="US"/>
    </style:style>
    <style:style style:name="T38" style:family="text">
      <style:text-properties fo:color="#000000" style:text-line-through-style="none" style:text-line-through-type="none" style:text-position="0% 100%" style:font-name="Arial2"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font-relief="none"/>
    </style:style>
    <style:style style:name="T39" style:family="text">
      <style:text-properties fo:color="#000000" style:text-line-through-style="none" style:text-line-through-type="none" style:text-position="0% 100%" style:font-name="Arial2" fo:font-size="18pt" fo:language="en" fo:country="US" fo:font-style="italic" fo:text-shadow="none" style:text-underline-style="none" fo:font-weight="normal" style:font-name-asian="ＭＳ Ｐゴシック" style:font-size-asian="18pt" style:language-asian="en" style:country-asian="US" style:font-style-asian="italic" style:font-weight-asian="normal" style:font-name-complex="ＭＳ Ｐゴシック" style:font-size-complex="18pt" style:language-complex="en" style:country-complex="US" style:font-style-complex="italic" style:font-weight-complex="normal" style:font-relief="none"/>
    </style:style>
    <style:style style:name="T40" style:family="text">
      <style:text-properties fo:font-size="18pt" fo:language="en" fo:country="US" fo:font-style="normal" style:font-name-asian="ＭＳ Ｐゴシック" style:font-size-asian="18pt" style:language-asian="en" style:country-asian="US" style:font-style-asian="normal" style:font-name-complex="ＭＳ Ｐゴシック" style:font-size-complex="18pt" style:language-complex="en" style:country-complex="US" style:font-style-complex="normal"/>
    </style:style>
    <style:style style:name="T41" style:family="text">
      <style:text-properties fo:font-size="18pt" fo:language="en" fo:country="US" fo:font-style="normal" fo:font-weight="bold" style:font-name-asian="ＭＳ Ｐゴシック" style:font-size-asian="18pt" style:language-asian="en" style:country-asian="US" style:font-style-asian="normal" style:font-weight-asian="bold" style:font-name-complex="ＭＳ Ｐゴシック" style:font-size-complex="18pt" style:language-complex="en" style:country-complex="US" style:font-style-complex="normal" style:font-weight-complex="bold"/>
    </style:style>
    <style:style style:name="T42" style:family="text">
      <style:text-properties style:font-name="Courier New2" fo:font-size="18pt" fo:language="en" fo:country="US" fo:font-style="normal" style:font-name-asian="ＭＳ Ｐゴシック" style:font-size-asian="18pt" style:language-asian="en" style:country-asian="US" style:font-style-asian="normal" style:font-name-complex="ＭＳ Ｐゴシック" style:font-size-complex="18pt" style:language-complex="en" style:country-complex="US" style:font-style-complex="normal"/>
    </style:style>
    <style:style style:name="T43" style:family="text">
      <style:text-properties fo:font-size="16pt" fo:language="en" fo:country="US" fo:font-style="italic" style:font-name-asian="ＭＳ Ｐゴシック" style:font-size-asian="16pt" style:language-asian="en" style:country-asian="US" style:font-style-asian="italic" style:font-name-complex="ＭＳ Ｐゴシック" style:font-size-complex="16pt" style:language-complex="en" style:country-complex="US" style:font-style-complex="italic"/>
    </style:style>
    <text:list-style style:name="L1">
      <text:list-level-style-number text:level="1" style:num-format="">
        <style:list-level-properties/>
        <style:text-properties fo:color="#9a9a9a"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934cm"/>
        <style:text-properties fo:font-family="Webdings" style:font-pitch="variable" style:font-charset="x-symbol" fo:color="#00438b" fo:font-size="5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Arial2" fo:color="#00438b"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5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251cm"/>
        <style:text-properties style:font-name="Times New Roman" fo:color="#00438b"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84cm"/>
        <style:text-properties style:font-name="Arial2" fo:color="#00438b"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el1" presentation:presentation-page-layout-name="AL1T0" presentation:use-date-time-name="dtd1">
        <draw:custom-shape draw:style-name="gr1" draw:text-style-name="P2" draw:layer="layout" svg:width="20.32cm" svg:height="4.868cm" svg:x="2.54cm" svg:y="3.175cm">
          <text:list text:style-name="L1">
            <text:list-header>
              <text:p text:style-name="P1"><text:span text:style-name="T1">Flik 6: Undantag</text:span></text:p>
            </text:list-header>
          </text:list>
          <draw:enhanced-geometry svg:viewBox="0 0 21600 21600" draw:type="mso-spt202" draw:enhanced-path="M 0 0 L 21600 0 21600 21600 0 21600 0 0 Z N"/>
        </draw:custom-shape>
        <draw:custom-shape draw:style-name="gr2" draw:text-style-name="P3" draw:layer="layout" svg:width="20.32cm" svg:height="4.869cm" svg:x="2.54cm" svg:y="8.043cm">
          <text:p/>
          <draw:enhanced-geometry svg:viewBox="0 0 21600 21600" draw:type="mso-spt202" draw:enhanced-path="M 0 0 L 21600 0 21600 21600 0 21600 0 0 Z N"/>
        </draw:custom-shape>
        <presentation:notes draw:style-name="dp2" presentation:use-date-time-name="dtd1">
          <draw:custom-shape draw:style-name="gr3"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4"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5"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draw:page-thumbnail draw:style-name="gr6" draw:layer="layout" svg:width="13.714cm" svg:height="10.288cm" svg:x="2.584cm" svg:y="2.055cm" draw:page-number="1" presentation:class="page"/>
          <draw:custom-shape draw:style-name="gr7" draw:text-style-name="P3" draw:layer="layout" svg:width="13.758cm" svg:height="11.522cm" svg:x="2.54cm" svg:y="13.031cm">
            <text:p/>
            <draw:enhanced-geometry svg:viewBox="0 0 21600 21600" draw:type="mso-spt202" draw:enhanced-path="M 0 0 L 21600 0 21600 21600 0 21600 0 0 Z N"/>
          </draw:custom-shape>
        </presentation:notes>
      </draw:page>
      <draw:page draw:name="page2" draw:style-name="dp1" draw:master-page-name="Standard" presentation:use-date-time-name="dtd1">
        <draw:custom-shape draw:style-name="gr8"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9" draw:text-style-name="P11" draw:layer="layout" svg:width="19.474cm" svg:height="1.015cm" svg:x="2.963cm" svg:y="17.568cm">
          <text:list text:style-name="L2">
            <text:list-header>
              <text:p text:style-name="P10"><text:span text:style-name="T3">© Init AB</text:span><text:span text:style-name="T2"><text:tab/></text:span></text:p>
            </text:list-header>
          </text:list>
          <draw:enhanced-geometry svg:viewBox="0 0 21600 21600" draw:type="mso-spt202" draw:enhanced-path="M 0 0 L 21600 0 21600 21600 0 21600 0 0 Z N"/>
        </draw:custom-shape>
        <draw:custom-shape draw:style-name="gr10"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draw:custom-shape draw:style-name="gr11" draw:text-style-name="P9" draw:layer="layout" svg:width="20.32cm" svg:height="2.54cm" svg:x="2.54cm" svg:y="0cm">
          <text:list text:style-name="L1">
            <text:list-header>
              <text:p text:style-name="P8"><text:span text:style-name="T4">Typer av fel</text:span></text:p>
            </text:list-header>
          </text:list>
          <draw:enhanced-geometry svg:viewBox="0 0 21600 21600" draw:type="mso-spt202" draw:enhanced-path="M 0 0 L 21600 0 21600 21600 0 21600 0 0 Z N"/>
        </draw:custom-shape>
        <draw:custom-shape draw:style-name="gr12" draw:text-style-name="P18" draw:layer="layout" svg:width="20.32cm" svg:height="13.083cm" svg:x="2.54cm" svg:y="3.215cm">
          <text:list text:style-name="L3">
            <text:list-item>
              <text:p text:style-name="P14"><text:span text:style-name="T5">Fel - tre typer</text:span></text:p>
            </text:list-item>
          </text:list>
          <text:list text:style-name="L4">
            <text:list-item>
              <text:list>
                <text:list-item>
                  <text:p text:style-name="P15"><text:span text:style-name="T6">Logiska fel; "feltänk" - fel i algoritmer etc</text:span></text:p>
                </text:list-item>
                <text:list-item>
                  <text:p text:style-name="P15"><text:span text:style-name="T6">Syntaxfel; Python-tolken vägrar köra programmet</text:span></text:p>
                </text:list-item>
                <text:list-item>
                  <text:p text:style-name="P15"><text:span text:style-name="T6">Runtime-fel (exekveringsfel); <text:s/>Under körning - fel indata, indexeringsfel etc</text:span></text:p>
                </text:list-item>
              </text:list>
            </text:list-item>
          </text:list>
          <text:list text:style-name="L5">
            <text:list-item>
              <text:list>
                <text:list-header>
                  <text:p text:style-name="P16"><text:span text:style-name="T6"/></text:p>
                </text:list-header>
              </text:list>
            </text:list-item>
          </text:list>
          <text:list text:style-name="L3">
            <text:list-item>
              <text:p text:style-name="P17"><text:span text:style-name="T5">Runtime-fel</text:span></text:p>
            </text:list-item>
          </text:list>
          <text:list text:style-name="L4">
            <text:list-item>
              <text:list>
                <text:list-item>
                  <text:p text:style-name="P15"><text:span text:style-name="T6">Pythontolken avbryter exekveringen och skriver ut en dump (traceback)</text:span></text:p>
                </text:list-item>
                <text:list-item>
                  <text:p text:style-name="P15"><text:span text:style-name="T6">Varför och var felet uppstod presenteras</text:span></text:p>
                </text:list-item>
              </text:list>
            </text:list-item>
          </text:list>
          <text:list text:style-name="L5">
            <text:list-item>
              <text:list>
                <text:list-header>
                  <text:p text:style-name="P16"><text:span text:style-name="T6"/></text:p>
                </text:list-header>
              </text:list>
            </text:list-item>
          </text:list>
          <text:list text:style-name="L3">
            <text:list-item>
              <text:p text:style-name="P17"><text:span text:style-name="T5">Undantag</text:span></text:p>
            </text:list-item>
          </text:list>
          <text:list text:style-name="L4">
            <text:list-item>
              <text:list>
                <text:list-item>
                  <text:p text:style-name="P15"><text:span text:style-name="T6">Hur man "fångar" dessa runtime-fel och hanterar felet på ett kontrollerat sätt istället för att avbryta programexekveringen</text:span></text:p>
                </text:list-item>
              </text:list>
            </text:list-item>
          </text:list>
          <draw:enhanced-geometry svg:viewBox="0 0 21600 21600" draw:type="mso-spt202" draw:enhanced-path="M 0 0 L 21600 0 21600 21600 0 21600 0 0 Z N"/>
        </draw:custom-shape>
        <presentation:notes draw:style-name="dp2" presentation:use-date-time-name="dtd1">
          <draw:custom-shape draw:style-name="gr13"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14"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15"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draw:page-thumbnail draw:style-name="gr6" draw:layer="layout" svg:width="13.714cm" svg:height="10.288cm" svg:x="2.584cm" svg:y="2.055cm" draw:page-number="2"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3" draw:style-name="dp1" draw:master-page-name="Standard" presentation:use-date-time-name="dtd1">
        <draw:custom-shape draw:style-name="gr17" draw:text-style-name="P3" draw:layer="layout" svg:width="20.32cm" svg:height="2.54cm" svg:x="2.54cm" svg:y="0cm">
          <text:p/>
          <draw:enhanced-geometry svg:viewBox="0 0 21600 21600" draw:type="mso-spt202" draw:enhanced-path="M 0 0 L 21600 0 21600 21600 0 21600 0 0 Z N"/>
        </draw:custom-shape>
        <draw:custom-shape draw:style-name="gr18" draw:text-style-name="P18" draw:layer="layout" svg:width="20.32cm" svg:height="13.083cm" svg:x="2.54cm" svg:y="3.215cm">
          <text:list text:style-name="L3">
            <text:list-item>
              <text:p text:style-name="P14"><text:span text:style-name="T5">Exempel på runtime-fel</text:span></text:p>
            </text:list-item>
          </text:list>
          <text:list text:style-name="L5">
            <text:list-item>
              <text:list>
                <text:list-header>
                  <text:p text:style-name="P19"><text:span text:style-name="T7">&gt;&gt;&gt; </text:span><text:span text:style-name="T8">1/0</text:span></text:p>
                  <text:p text:style-name="P19"><text:span text:style-name="T7">Traceback (most recent call last):</text:span></text:p>
                  <text:p text:style-name="P19"><text:span text:style-name="T7"><text:s text:c="2"/></text:span><text:span text:style-name="T7">File "&lt;stdin&gt;", line 1, in &lt;module&gt;</text:span></text:p>
                  <text:p text:style-name="P19"><text:span text:style-name="T7">ZeroDivisionError: int division or modulo by zero</text:span></text:p>
                  <text:p text:style-name="P19"><text:span text:style-name="T7"/></text:p>
                  <text:p text:style-name="P19"><text:span text:style-name="T7">&gt;&gt;&gt; </text:span><text:span text:style-name="T8">open('finnsej.txt')</text:span></text:p>
                  <text:p text:style-name="P19"><text:span text:style-name="T7">Traceback (most recent call last):</text:span></text:p>
                  <text:p text:style-name="P19"><text:span text:style-name="T7"><text:s text:c="2"/></text:span><text:span text:style-name="T7">File "&lt;stdin&gt;", line 1, in &lt;module&gt;</text:span></text:p>
                  <text:p text:style-name="P19"><text:span text:style-name="T7">FileNotFoundError: [Errno 2] No such file or directory: 'finnsej.txt'</text:span></text:p>
                  <text:p text:style-name="P19"><text:span text:style-name="T7"/></text:p>
                </text:list-header>
              </text:list>
            </text:list-item>
          </text:list>
          <text:list text:style-name="L6">
            <text:list-header>
              <text:p text:style-name="P20"><text:span text:style-name="T9"/></text:p>
            </text:list-header>
          </text:list>
          <draw:enhanced-geometry svg:viewBox="0 0 21600 21600" draw:type="mso-spt202" draw:enhanced-path="M 0 0 L 21600 0 21600 21600 0 21600 0 0 Z N"/>
        </draw:custom-shape>
        <draw:custom-shape draw:style-name="gr19"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20"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1"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3"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4" draw:style-name="dp1" draw:master-page-name="Standard" presentation:use-date-time-name="dtd1">
        <draw:custom-shape draw:style-name="gr22" draw:text-style-name="P9" draw:layer="layout" svg:width="20.32cm" svg:height="2.54cm" svg:x="2.54cm" svg:y="0cm">
          <text:list text:style-name="L1">
            <text:list-header>
              <text:p text:style-name="P8"><text:span text:style-name="T4">try - except</text:span></text:p>
            </text:list-header>
          </text:list>
          <draw:enhanced-geometry svg:viewBox="0 0 21600 21600" draw:type="mso-spt202" draw:enhanced-path="M 0 0 L 21600 0 21600 21600 0 21600 0 0 Z N"/>
        </draw:custom-shape>
        <draw:custom-shape draw:style-name="gr23" draw:text-style-name="P18" draw:layer="layout" svg:width="20.32cm" svg:height="13.083cm" svg:x="2.54cm" svg:y="3.215cm">
          <text:list text:style-name="L3">
            <text:list-item>
              <text:p text:style-name="P14"><text:span text:style-name="T5">Upptäcka och hantera undantag</text:span></text:p>
            </text:list-item>
          </text:list>
          <text:list text:style-name="L5">
            <text:list-item>
              <text:list>
                <text:list-header>
                  <text:p text:style-name="P19"><text:span text:style-name="T7">try:</text:span></text:p>
                  <text:p text:style-name="P19"><text:span text:style-name="T7"><text:s text:c="4"/></text:span><text:span text:style-name="T7">try_block</text:span></text:p>
                  <text:p text:style-name="P19"><text:span text:style-name="T7">except </text:span><text:span text:style-name="T10">undantagstyp</text:span><text:span text:style-name="T7"> as </text:span><text:span text:style-name="T10">orsak</text:span><text:span text:style-name="T7">:</text:span></text:p>
                  <text:p text:style-name="P19"><text:span text:style-name="T7"><text:s text:c="4"/></text:span><text:span text:style-name="T7">except_block</text:span></text:p>
                </text:list-header>
              </text:list>
            </text:list-item>
          </text:list>
          <text:list text:style-name="L3">
            <text:list-item>
              <text:p text:style-name="P17"><text:span text:style-name="T11">Om ett undantag sker i </text:span><text:span text:style-name="T12">try_block</text:span><text:span text:style-name="T11"> går exekveringen </text:span><text:span text:style-name="T13">direkt</text:span><text:span text:style-name="T14"> över i </text:span><text:span text:style-name="T15">except_block</text:span><text:span text:style-name="T14"> förutsatt att undantaget matchar </text:span><text:span text:style-name="T10">undantagstyp</text:span></text:p>
              <text:list>
                <text:list-item>
                  <text:p text:style-name="P17"><text:span text:style-name="T15">except_block</text:span><text:span text:style-name="T16"> ska ”hantera” felet</text:span></text:p>
                </text:list-item>
                <text:list-item>
                  <text:p text:style-name="P17"><text:span text:style-name="T16">Man får inte generera nya exceptions i felhanteringsblocket</text:span></text:p>
                </text:list-item>
              </text:list>
            </text:list-item>
            <text:list-item>
              <text:p text:style-name="P17"><text:span text:style-name="T5">Exempel</text:span></text:p>
            </text:list-item>
          </text:list>
          <text:list text:style-name="L5">
            <text:list-item>
              <text:list>
                <text:list-header>
                  <text:p text:style-name="P19"><text:span text:style-name="T7">try:</text:span></text:p>
                  <text:p text:style-name="P19"><text:span text:style-name="T7"><text:s text:c="4"/></text:span><text:span text:style-name="T7">fh = open('fil.txt', 'r')</text:span></text:p>
                  <text:p text:style-name="P19"><text:span text:style-name="T7">except OSError:</text:span></text:p>
                  <text:p text:style-name="P19"><text:span text:style-name="T7"><text:s text:c="4"/></text:span><text:span text:style-name="T7">print("Filen fil.txt kunde inte öppnas")</text:span></text:p>
                  <text:p text:style-name="P19"><text:span text:style-name="T7"><text:s text:c="4"/></text:span><text:span text:style-name="T7">....</text:span></text:p>
                </text:list-header>
              </text:list>
            </text:list-item>
          </text:list>
          <text:list text:style-name="L6">
            <text:list-header>
              <text:p text:style-name="P20"><text:span text:style-name="T9"/></text:p>
            </text:list-header>
          </text:list>
          <draw:enhanced-geometry svg:viewBox="0 0 21600 21600" draw:type="mso-spt202" draw:enhanced-path="M 0 0 L 21600 0 21600 21600 0 21600 0 0 Z N"/>
        </draw:custom-shape>
        <draw:custom-shape draw:style-name="gr24"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25"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26"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4"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5" draw:style-name="dp1" draw:master-page-name="Standard" presentation:use-date-time-name="dtd1">
        <draw:custom-shape draw:style-name="gr27" draw:text-style-name="P9" draw:layer="layout" svg:width="20.32cm" svg:height="2.54cm" svg:x="2.54cm" svg:y="0cm">
          <text:list text:style-name="L1">
            <text:list-header>
              <text:p text:style-name="P8"><text:span text:style-name="T4">Klasshierarkin</text:span></text:p>
            </text:list-header>
          </text:list>
          <draw:enhanced-geometry svg:viewBox="0 0 21600 21600" draw:type="mso-spt202" draw:enhanced-path="M 0 0 L 21600 0 21600 21600 0 21600 0 0 Z N"/>
        </draw:custom-shape>
        <draw:custom-shape draw:style-name="gr28" draw:text-style-name="P23" draw:layer="layout" svg:width="20.32cm" svg:height="13.083cm" svg:x="2.54cm" svg:y="3.215cm">
          <text:list text:style-name="L3">
            <text:list-header>
              <text:p text:style-name="P21"><text:span text:style-name="T17"><text:s text:c="2"/></text:span><text:span text:style-name="T18">BaseException</text:span></text:p>
            </text:list-header>
          </text:list>
          <text:list text:style-name="L7">
            <text:list-item>
              <text:list>
                <text:list-item>
                  <text:list>
                    <text:list-header>
                      <text:p text:style-name="P22"><text:span text:style-name="T18"><text:s/></text:span><text:span text:style-name="T18">SystemExit</text:span></text:p>
                      <text:p text:style-name="P22"><text:span text:style-name="T18"><text:s/></text:span><text:span text:style-name="T18">KeyboardInterrupt</text:span></text:p>
                      <text:p text:style-name="P22"><text:span text:style-name="T18"><text:s/></text:span><text:span text:style-name="T18">GeneratorExit</text:span></text:p>
                      <text:p text:style-name="P22"><text:span text:style-name="T18"><text:s/></text:span><text:span text:style-name="T18">Exception</text:span></text:p>
                      <text:p text:style-name="P22"><text:span text:style-name="T18"><text:s text:c="3"/></text:span><text:span text:style-name="T18">StopIteration</text:span></text:p>
                      <text:p text:style-name="P22"><text:span text:style-name="T18"><text:s text:c="3"/></text:span><text:span text:style-name="T18">ArithmeticError</text:span></text:p>
                      <text:p text:style-name="P22"><text:span text:style-name="T18"><text:s text:c="5"/></text:span><text:span text:style-name="T18">ZeroDivisionError</text:span></text:p>
                      <text:p text:style-name="P22"><text:span text:style-name="T18"><text:s text:c="3"/></text:span><text:span text:style-name="T18">AssertionError</text:span></text:p>
                      <text:p text:style-name="P22"><text:span text:style-name="T18"><text:s text:c="3"/></text:span><text:span text:style-name="T18">AttributeError </text:span></text:p>
                      <text:p text:style-name="P22"><text:span text:style-name="T18"><text:s text:c="3"/></text:span><text:span text:style-name="T18">EOFError</text:span></text:p>
                      <text:p text:style-name="P22"><text:span text:style-name="T18"><text:s text:c="3"/></text:span><text:span text:style-name="T18">OSError</text:span></text:p>
                      <text:p text:style-name="P22"><text:span text:style-name="T18"><text:s text:c="5"/></text:span><text:span text:style-name="T18">FileNotFoundError</text:span></text:p>
                    </text:list-header>
                    <text:list-item>
                      <text:p text:style-name="P22"><text:span text:style-name="T18"><text:s text:c="5"/></text:span><text:span text:style-name="T18">PermissionError</text:span></text:p>
                      <text:p text:style-name="P22"><text:span text:style-name="T18"><text:s text:c="3"/></text:span><text:span text:style-name="T18">TypeError</text:span></text:p>
                      <text:p text:style-name="P22"><text:span text:style-name="T18"><text:s text:c="3"/></text:span><text:span text:style-name="T18">ValueError</text:span></text:p>
                      <text:p text:style-name="P22"><text:span text:style-name="T18"><text:s text:c="3"/></text:span><text:span text:style-name="T18">...</text:span></text:p>
                    </text:list-item>
                  </text:list>
                </text:list-item>
              </text:list>
            </text:list-item>
          </text:list>
          <draw:enhanced-geometry svg:viewBox="0 0 21600 21600" draw:type="mso-spt202" draw:enhanced-path="M 0 0 L 21600 0 21600 21600 0 21600 0 0 Z N"/>
        </draw:custom-shape>
        <draw:custom-shape draw:style-name="gr29"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30"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1"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5"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6" draw:style-name="dp1" draw:master-page-name="Standard" presentation:use-date-time-name="dtd1">
        <draw:custom-shape draw:style-name="gr32" draw:text-style-name="P9" draw:layer="layout" svg:width="20.32cm" svg:height="2.54cm" svg:x="2.54cm" svg:y="0cm">
          <text:list text:style-name="L1">
            <text:list-header>
              <text:p text:style-name="P8"><text:span text:style-name="T4">try - except - bifoga orsak</text:span></text:p>
            </text:list-header>
          </text:list>
          <draw:enhanced-geometry svg:viewBox="0 0 21600 21600" draw:type="mso-spt202" draw:enhanced-path="M 0 0 L 21600 0 21600 21600 0 21600 0 0 Z N"/>
        </draw:custom-shape>
        <draw:custom-shape draw:style-name="gr33" draw:text-style-name="P28" draw:layer="layout" svg:width="20.32cm" svg:height="13.083cm" svg:x="2.54cm" svg:y="3.215cm">
          <text:list text:style-name="L3">
            <text:list-item>
              <text:p text:style-name="P24"><text:span text:style-name="T19">Bifoga orsak</text:span></text:p>
            </text:list-item>
          </text:list>
          <text:list text:style-name="L5">
            <text:list-item>
              <text:list>
                <text:list-header>
                  <text:p text:style-name="P25"><text:span text:style-name="T17">try:</text:span></text:p>
                  <text:p text:style-name="P25"><text:span text:style-name="T17"><text:s text:c="4"/></text:span><text:span text:style-name="T17">fh = open('fil.txt', 'r')</text:span></text:p>
                  <text:p text:style-name="P25"><text:span text:style-name="T17">except OSError as orsak:</text:span></text:p>
                  <text:p text:style-name="P25"><text:span text:style-name="T17"><text:s text:c="4"/></text:span><text:span text:style-name="T17">print('open fil.txt:', orsak)</text:span></text:p>
                  <text:p text:style-name="P25"><text:span text:style-name="T17"><text:s text:c="4"/></text:span><text:span text:style-name="T17">....</text:span></text:p>
                  <text:p text:style-name="P25"><text:span text:style-name="T17"/></text:p>
                  <text:p text:style-name="P25"><text:span text:style-name="T17"># T.ex:</text:span></text:p>
                  <text:p text:style-name="P25"><text:span text:style-name="T17"># open fil.txt: [Errno 2] No such file or directory: 'fil.txt'</text:span></text:p>
                </text:list-header>
              </text:list>
            </text:list-item>
          </text:list>
          <text:list text:style-name="L3">
            <text:list-item>
              <text:p text:style-name="P26"><text:span text:style-name="T19">Om inte undantaget hanteras "propagerar" felet ett steg upp.</text:span></text:p>
            </text:list-item>
          </text:list>
          <text:list text:style-name="L5">
            <text:list-item>
              <text:list>
                <text:list-header>
                  <text:p text:style-name="P25"><text:span text:style-name="T17">try:</text:span></text:p>
                  <text:p text:style-name="P25"><text:span text:style-name="T17"><text:s text:c="4"/></text:span><text:span text:style-name="T17">fh = open('fil.txt', 'r')</text:span></text:p>
                  <text:p text:style-name="P25"><text:span text:style-name="T17"><text:s text:c="4"/></text:span><text:span text:style-name="T17">....</text:span></text:p>
                  <text:p text:style-name="P25"><text:span text:style-name="T17">except Exception as orsak:</text:span></text:p>
                  <text:p text:style-name="P25"><text:span text:style-name="T17"><text:s text:c="4"/></text:span><text:span text:style-name="T17">print('Något gick fel:', orsak)</text:span></text:p>
                  <text:p text:style-name="P25"><text:span text:style-name="T17"><text:s text:c="4"/></text:span><text:span text:style-name="T17">....</text:span></text:p>
                </text:list-header>
              </text:list>
            </text:list-item>
          </text:list>
          <text:list text:style-name="L3">
            <text:list-item>
              <text:p text:style-name="P26"><text:span text:style-name="T19">Undvik att ha generella undantag (t.ex. </text:span><text:span text:style-name="T20">Exception </text:span><text:span text:style-name="T19">eller </text:span><text:span text:style-name="T20">except:</text:span><text:span text:style-name="T19">)</text:span></text:p>
              <text:list>
                <text:list-item>
                  <text:p text:style-name="P26"><text:span text:style-name="T21">Fånga bara fel du kan hantera!</text:span></text:p>
                </text:list-item>
              </text:list>
            </text:list-item>
          </text:list>
          <text:list text:style-name="L6">
            <text:list-header>
              <text:p text:style-name="P27"><text:span text:style-name="T19"/></text:p>
            </text:list-header>
          </text:list>
          <draw:enhanced-geometry svg:viewBox="0 0 21600 21600" draw:type="mso-spt202" draw:enhanced-path="M 0 0 L 21600 0 21600 21600 0 21600 0 0 Z N"/>
        </draw:custom-shape>
        <draw:custom-shape draw:style-name="gr34"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35"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36"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6" draw:layer="layout" svg:width="13.714cm" svg:height="10.288cm" svg:x="2.584cm" svg:y="2.055cm" draw:page-number="6" presentation:class="page"/>
          <draw:custom-shape draw:style-name="gr37" draw:text-style-name="P30" draw:layer="layout" svg:width="13.758cm" svg:height="12.343cm" svg:x="2.54cm" svg:y="13.031cm">
            <text:list text:style-name="L8">
              <text:list-item>
                <text:p text:style-name="P29"><text:span text:style-name="T22">Svälj inte exceptions!</text:span></text:p>
              </text:list-item>
            </text:list>
            <draw:enhanced-geometry svg:viewBox="0 0 21600 21600" draw:type="mso-spt202" draw:enhanced-path="M 0 0 L 21600 0 21600 21600 0 21600 0 0 Z N"/>
          </draw:custom-shape>
          <draw:custom-shape draw:style-name="gr38"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39"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40"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draw:custom-shape draw:style-name="gr41" draw:text-style-name="P9" draw:layer="layout" svg:width="20.32cm" svg:height="2.54cm" svg:x="2.54cm" svg:y="0cm">
          <text:list text:style-name="L1">
            <text:list-header>
              <text:p text:style-name="P8"><text:span text:style-name="T4">Flera except</text:span></text:p>
            </text:list-header>
          </text:list>
          <draw:enhanced-geometry svg:viewBox="0 0 21600 21600" draw:type="mso-spt202" draw:enhanced-path="M 0 0 L 21600 0 21600 21600 0 21600 0 0 Z N"/>
        </draw:custom-shape>
        <draw:custom-shape draw:style-name="gr42" draw:text-style-name="P34" draw:layer="layout" svg:width="20.32cm" svg:height="13.718cm" svg:x="2.54cm" svg:y="3.215cm">
          <text:list text:style-name="L3">
            <text:list-item>
              <text:p text:style-name="P31"><text:span text:style-name="T19">Flera except:</text:span></text:p>
            </text:list-item>
          </text:list>
          <text:list text:style-name="L5">
            <text:list-item>
              <text:list>
                <text:list-header>
                  <text:p text:style-name="P32"><text:span text:style-name="T17">def safe_float(obj):</text:span></text:p>
                  <text:p text:style-name="P32"><text:span text:style-name="T17"><text:s text:c="4"/></text:span><text:span text:style-name="T17">try:</text:span></text:p>
                  <text:p text:style-name="P32"><text:span text:style-name="T17"><text:s text:c="8"/></text:span><text:span text:style-name="T17">retval = float(obj)</text:span></text:p>
                  <text:p text:style-name="P32"><text:span text:style-name="T17"><text:s text:c="4"/></text:span><text:span text:style-name="T17">except ValueError:</text:span></text:p>
                  <text:p text:style-name="P32"><text:span text:style-name="T17"><text:s text:c="8"/></text:span><text:span text:style-name="T17">retval = 'could not convert non-number to float'</text:span></text:p>
                  <text:p text:style-name="P32"><text:span text:style-name="T17"><text:s text:c="4"/></text:span><text:span text:style-name="T17">except TypeError:</text:span></text:p>
                  <text:p text:style-name="P32"><text:span text:style-name="T17"><text:s text:c="8"/></text:span><text:span text:style-name="T17">retval = 'object type cannot be converted to float'</text:span></text:p>
                  <text:p text:style-name="P32"><text:span text:style-name="T17"><text:s text:c="4"/></text:span><text:span text:style-name="T17">return retval</text:span></text:p>
                  <text:p text:style-name="P32"><text:span text:style-name="T17"/></text:p>
                  <text:p text:style-name="P32"><text:span text:style-name="T17">&gt;&gt;&gt; </text:span><text:span text:style-name="T23">safe_float([])</text:span></text:p>
                  <text:p text:style-name="P32"><text:span text:style-name="T17">'object type cannot be converted to float'</text:span></text:p>
                  <text:p text:style-name="P32"><text:span text:style-name="T17">&gt;&gt;&gt; </text:span><text:span text:style-name="T23">safe_float('xyz')</text:span></text:p>
                  <text:p text:style-name="P32"><text:span text:style-name="T17">'could not convert non-number to float'</text:span></text:p>
                </text:list-header>
              </text:list>
            </text:list-item>
          </text:list>
          <text:list text:style-name="L3">
            <text:list-item>
              <text:p text:style-name="P33"><text:span text:style-name="T19">Flera except - samma block</text:span></text:p>
            </text:list-item>
          </text:list>
          <text:list text:style-name="L5">
            <text:list-item>
              <text:list>
                <text:list-header>
                  <text:p text:style-name="P32"><text:span text:style-name="T17"><text:s text:c="4"/></text:span><text:span text:style-name="T17">except (ValueError, TypeError) as e:</text:span></text:p>
                  <text:p text:style-name="P32"><text:span text:style-name="T17"><text:s text:c="8"/></text:span><text:span text:style-name="T17">...</text:span></text:p>
                  <text:p text:style-name="P32"><text:span text:style-name="T17"/></text:p>
                </text:list-header>
              </text:list>
            </text:list-item>
          </text:list>
          <text:list text:style-name="L6">
            <text:list-header>
              <text:p text:style-name="P27"><text:span text:style-name="T24"/></text:p>
            </text:list-header>
          </text:list>
          <draw:enhanced-geometry svg:viewBox="0 0 21600 21600" draw:type="mso-spt202" draw:enhanced-path="M 0 0 L 21600 0 21600 21600 0 21600 0 0 Z N"/>
        </draw:custom-shape>
        <draw:custom-shape draw:style-name="gr43"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44"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45"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7"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8" draw:style-name="dp1" draw:master-page-name="Standard" presentation:use-date-time-name="dtd1">
        <draw:custom-shape draw:style-name="gr46" draw:text-style-name="P9" draw:layer="layout" svg:width="20.32cm" svg:height="2.54cm" svg:x="2.54cm" svg:y="0cm">
          <text:list text:style-name="L1">
            <text:list-header>
              <text:p text:style-name="P8"><text:span text:style-name="T4">Vad sker här?</text:span></text:p>
            </text:list-header>
          </text:list>
          <draw:enhanced-geometry svg:viewBox="0 0 21600 21600" draw:type="mso-spt202" draw:enhanced-path="M 0 0 L 21600 0 21600 21600 0 21600 0 0 Z N"/>
        </draw:custom-shape>
        <draw:custom-shape draw:style-name="gr47" draw:text-style-name="P23" draw:layer="layout" svg:width="20.32cm" svg:height="13.083cm" svg:x="2.54cm" svg:y="3.215cm">
          <text:list text:style-name="L3">
            <text:list-header>
              <text:p text:style-name="P21"><text:span text:style-name="T17"/></text:p>
            </text:list-header>
          </text:list>
          <text:list text:style-name="L7">
            <text:list-item>
              <text:list>
                <text:list-item>
                  <text:list>
                    <text:list-header>
                      <text:p text:style-name="P22"><text:span text:style-name="T18">try:</text:span></text:p>
                    </text:list-header>
                    <text:list-item>
                      <text:p text:style-name="P22"><text:span text:style-name="T18"><text:s text:c="4"/></text:span><text:span text:style-name="T18">L = []</text:span></text:p>
                    </text:list-item>
                    <text:list-item>
                      <text:p text:style-name="P22"><text:span text:style-name="T18"><text:s text:c="4"/></text:span><text:span text:style-name="T18">n = 1</text:span></text:p>
                    </text:list-item>
                    <text:list-item>
                      <text:p text:style-name="P22"><text:span text:style-name="T18"><text:s text:c="4"/></text:span><text:span text:style-name="T18">while True:</text:span></text:p>
                    </text:list-item>
                    <text:list-item>
                      <text:p text:style-name="P22"><text:span text:style-name="T18"><text:s text:c="8"/></text:span><text:span text:style-name="T18">n += 1</text:span></text:p>
                    </text:list-item>
                    <text:list-item>
                      <text:p text:style-name="P22"><text:span text:style-name="T18"><text:s text:c="8"/></text:span><text:span text:style-name="T18">L.extend(list(range(n)))</text:span></text:p>
                    </text:list-item>
                    <text:list-item>
                      <text:p text:style-name="P22"><text:span text:style-name="T18">except Exception:</text:span></text:p>
                    </text:list-item>
                    <text:list-item>
                      <text:p text:style-name="P22"><text:span text:style-name="T18"><text:s text:c="4"/></text:span><text:span text:style-name="T18">print("Kraschade")</text:span></text:p>
                    </text:list-item>
                    <text:list-item>
                      <text:p text:style-name="P22"><text:span text:style-name="T18">except KeyboardInterrupt:</text:span></text:p>
                    </text:list-item>
                    <text:list-item>
                      <text:p text:style-name="P22"><text:span text:style-name="T18"><text:s text:c="4"/></text:span><text:span text:style-name="T18">print("Stoppad av användaren")</text:span></text:p>
                    </text:list-item>
                    <text:list-item>
                      <text:p text:style-name="P22"><text:span text:style-name="T18"/></text:p>
                    </text:list-item>
                  </text:list>
                </text:list-item>
              </text:list>
            </text:list-item>
          </text:list>
          <draw:enhanced-geometry svg:viewBox="0 0 21600 21600" draw:type="mso-spt202" draw:enhanced-path="M 0 0 L 21600 0 21600 21600 0 21600 0 0 Z N"/>
        </draw:custom-shape>
        <draw:custom-shape draw:style-name="gr48"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49"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50"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8"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9" draw:style-name="dp1" draw:master-page-name="Standard" presentation:use-date-time-name="dtd1">
        <draw:custom-shape draw:style-name="gr51" draw:text-style-name="P9" draw:layer="layout" svg:width="20.32cm" svg:height="2.54cm" svg:x="2.54cm" svg:y="0cm">
          <text:list text:style-name="L1">
            <text:list-header>
              <text:p text:style-name="P8"><text:span text:style-name="T4">Övning</text:span></text:p>
            </text:list-header>
          </text:list>
          <draw:enhanced-geometry svg:viewBox="0 0 21600 21600" draw:type="mso-spt202" draw:enhanced-path="M 0 0 L 21600 0 21600 21600 0 21600 0 0 Z N"/>
        </draw:custom-shape>
        <draw:custom-shape draw:style-name="gr52" draw:text-style-name="P34" draw:layer="layout" svg:width="20.32cm" svg:height="13.083cm" svg:x="2.54cm" svg:y="3.215cm">
          <text:list text:style-name="L3">
            <text:list-item>
              <text:p text:style-name="P31"><text:span text:style-name="T25">ovn0601/matte2.py</text:span><text:span text:style-name="T26"> <text:s/>Som</text:span><text:span text:style-name="T5"> i övning 3.1, men lägg till felhantering så att programmet inte kraschar utan bara frågar igen ifall man råkar mata in något som inte är ett heltal. Ifall det inte går att läsa mer från stdin, så ska programmet avslutas (dvs. EOFError ska inte fångas, bara ValueError). </text:span></text:p>
              <text:list>
                <text:list-item>
                  <text:list>
                    <text:list-header>
                      <text:p text:style-name="P35"><text:span text:style-name="T27">$</text:span><text:span text:style-name="T28"> python3 matte2.py </text:span></text:p>
                      <text:p text:style-name="P35"><text:span text:style-name="T29">What is 2+2: vet ej</text:span></text:p>
                      <text:p text:style-name="P35"><text:span text:style-name="T29">What is 2+2: 5</text:span></text:p>
                      <text:p text:style-name="P35"><text:span text:style-name="T29">Wrong! What is 2+2: 4</text:span></text:p>
                      <text:p text:style-name="P35"><text:span text:style-name="T29">Correct!</text:span></text:p>
                      <text:p text:style-name="P35"><text:span text:style-name="T29">$</text:span></text:p>
                    </text:list-header>
                  </text:list>
                </text:list-item>
              </text:list>
            </text:list-item>
          </text:list>
          <text:list text:style-name="L6">
            <text:list-header>
              <text:p text:style-name="P36"><text:span text:style-name="T5"/></text:p>
            </text:list-header>
          </text:list>
          <draw:enhanced-geometry svg:viewBox="0 0 21600 21600" draw:type="mso-spt202" draw:enhanced-path="M 0 0 L 21600 0 21600 21600 0 21600 0 0 Z N"/>
        </draw:custom-shape>
        <draw:custom-shape draw:style-name="gr53"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54" draw:text-style-name="P11" draw:layer="layout" svg:width="19.474cm" svg:height="1.015cm" svg:x="2.963cm" svg:y="17.568cm">
          <text:list text:style-name="L2">
            <text:list-header>
              <text:p text:style-name="P10"><text:span text:style-name="T3">© Init AB</text:span><text:span text:style-name="T2"><text:tab/></text:span></text:p>
            </text:list-header>
          </text:list>
          <draw:enhanced-geometry svg:viewBox="0 0 21600 21600" draw:type="mso-spt202" draw:enhanced-path="M 0 0 L 21600 0 21600 21600 0 21600 0 0 Z N"/>
        </draw:custom-shape>
        <draw:custom-shape draw:style-name="gr55"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9" presentation:class="page"/>
          <draw:custom-shape draw:style-name="gr56"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57"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58"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draw:custom-shape draw:style-name="gr59" draw:text-style-name="P9" draw:layer="layout" svg:width="20.32cm" svg:height="2.54cm" svg:x="2.54cm" svg:y="0cm">
          <text:list text:style-name="L1">
            <text:list-header>
              <text:p text:style-name="P8"><text:span text:style-name="T4">Övning</text:span></text:p>
            </text:list-header>
          </text:list>
          <draw:enhanced-geometry svg:viewBox="0 0 21600 21600" draw:type="mso-spt202" draw:enhanced-path="M 0 0 L 21600 0 21600 21600 0 21600 0 0 Z N"/>
        </draw:custom-shape>
        <draw:custom-shape draw:style-name="gr60" draw:text-style-name="P34" draw:layer="layout" svg:width="20.32cm" svg:height="13.083cm" svg:x="2.54cm" svg:y="3.215cm">
          <text:list text:style-name="L3">
            <text:list-item>
              <text:p text:style-name="P31"><text:span text:style-name="T25">ovn0602/gissatal.py</text:span><text:span text:style-name="T26"> <text:s/>Som</text:span><text:span text:style-name="T5"> i övning 3.3, men lägg till felhantering så att programmet inte kraschar ifall man råkar mata in något som inte är ett heltal. (Gissningar som inte är heltal ska inte räknas in i det totala antalet gissningar som skrivs ut i slutet, se exempel nedan.)</text:span></text:p>
              <text:list>
                <text:list-item>
                  <text:list>
                    <text:list-header>
                      <text:p text:style-name="P35"><text:span text:style-name="T27">$</text:span><text:span text:style-name="T28"> python3 gissatal.py </text:span></text:p>
                      <text:p text:style-name="P35"><text:span text:style-name="T29">Gissa tal (1-1000): </text:span><text:span text:style-name="T28">500</text:span></text:p>
                      <text:p text:style-name="P35"><text:span text:style-name="T29">För stort! Gissa tal (1-1000): </text:span><text:span text:style-name="T28">g300</text:span></text:p>
                      <text:p text:style-name="P35"><text:span text:style-name="T29">inget heltal, försök igen</text:span></text:p>
                      <text:p text:style-name="P35"><text:span text:style-name="T29">Gissa tal (1-1000): </text:span><text:span text:style-name="T28">300</text:span></text:p>
                      <text:p text:style-name="P35"><text:span text:style-name="T29">För stort</text:span></text:p>
                      <text:p text:style-name="P35"><text:span text:style-name="T29">Gissa tal (1-1000): </text:span><text:span text:style-name="T28">100</text:span></text:p>
                      <text:p text:style-name="P35"><text:span text:style-name="T29">För litet</text:span></text:p>
                      <text:p text:style-name="P35"><text:span text:style-name="T29">Gissa tal (1-1000): </text:span><text:span text:style-name="T28">213</text:span></text:p>
                      <text:p text:style-name="P31"><text:span text:style-name="T29">OK efter 4 gissningar.</text:span></text:p>
                    </text:list-header>
                  </text:list>
                </text:list-item>
              </text:list>
              <text:p text:style-name="P31"><text:span text:style-name="T5"/></text:p>
            </text:list-item>
          </text:list>
          <text:list text:style-name="L6">
            <text:list-header>
              <text:p text:style-name="P36"><text:span text:style-name="T5"/></text:p>
            </text:list-header>
          </text:list>
          <draw:enhanced-geometry svg:viewBox="0 0 21600 21600" draw:type="mso-spt202" draw:enhanced-path="M 0 0 L 21600 0 21600 21600 0 21600 0 0 Z N"/>
        </draw:custom-shape>
        <draw:custom-shape draw:style-name="gr61"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62" draw:text-style-name="P11" draw:layer="layout" svg:width="19.474cm" svg:height="1.015cm" svg:x="2.963cm" svg:y="17.568cm">
          <text:list text:style-name="L2">
            <text:list-header>
              <text:p text:style-name="P10"><text:span text:style-name="T3">© Init AB</text:span><text:span text:style-name="T2"><text:tab/></text:span></text:p>
            </text:list-header>
          </text:list>
          <draw:enhanced-geometry svg:viewBox="0 0 21600 21600" draw:type="mso-spt202" draw:enhanced-path="M 0 0 L 21600 0 21600 21600 0 21600 0 0 Z N"/>
        </draw:custom-shape>
        <draw:custom-shape draw:style-name="gr63"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10" presentation:class="page"/>
          <draw:custom-shape draw:style-name="gr64"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65"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66"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draw:custom-shape draw:style-name="gr67" draw:text-style-name="P9" draw:layer="layout" svg:width="20.32cm" svg:height="2.54cm" svg:x="2.54cm" svg:y="0cm">
          <text:list text:style-name="L1">
            <text:list-header>
              <text:p text:style-name="P8"><text:span text:style-name="T4">Övning</text:span></text:p>
            </text:list-header>
          </text:list>
          <draw:enhanced-geometry svg:viewBox="0 0 21600 21600" draw:type="mso-spt202" draw:enhanced-path="M 0 0 L 21600 0 21600 21600 0 21600 0 0 Z N"/>
        </draw:custom-shape>
        <draw:custom-shape draw:style-name="gr68" draw:text-style-name="P34" draw:layer="layout" svg:width="20.32cm" svg:height="13.083cm" svg:x="2.54cm" svg:y="3.215cm">
          <text:list text:style-name="L3">
            <text:list-item>
              <text:p text:style-name="P31"><text:span text:style-name="T25">ovn0</text:span><text:span text:style-name="T30">603/ordfrekvens2.py</text:span><text:span text:style-name="T5"> <text:s/>Lägg till felhantering i övning 5.6 så att programmet inte kraschar, utan ger vettiga felmeddelanden till stderr och sedan avslutar med SystemExit, ifall:</text:span></text:p>
              <text:list>
                <text:list-item>
                  <text:p text:style-name="P31"><text:span text:style-name="T5">filen inte går att öppna, eller</text:span></text:p>
                </text:list-item>
                <text:list-item>
                  <text:p text:style-name="P31"><text:span text:style-name="T5">filen inte är kodad i utf-8.</text:span></text:p>
                  <text:list>
                    <text:list-header>
                      <text:p text:style-name="P31"><text:span text:style-name="T29">$ </text:span><text:span text:style-name="T28">python3 ordfrekvens2.py finns.ej</text:span></text:p>
                      <text:p text:style-name="P31"><text:span text:style-name="T27">Kan inte öppna filen</text:span></text:p>
                      <text:p text:style-name="P31"><text:span text:style-name="T27">$ </text:span><text:span text:style-name="T28">python3 ordfrekvens2.py /usr/bin/python3</text:span></text:p>
                      <text:p text:style-name="P31"><text:span text:style-name="T27">Filen är inte i utf-8</text:span></text:p>
                      <text:p text:style-name="P31"><text:span text:style-name="T27">$</text:span></text:p>
                    </text:list-header>
                  </text:list>
                </text:list-item>
              </text:list>
            </text:list-item>
          </text:list>
          <draw:enhanced-geometry svg:viewBox="0 0 21600 21600" draw:type="mso-spt202" draw:enhanced-path="M 0 0 L 21600 0 21600 21600 0 21600 0 0 Z N"/>
        </draw:custom-shape>
        <draw:custom-shape draw:style-name="gr69"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70" draw:text-style-name="P11" draw:layer="layout" svg:width="19.474cm" svg:height="1.015cm" svg:x="2.963cm" svg:y="17.568cm">
          <text:list text:style-name="L2">
            <text:list-header>
              <text:p text:style-name="P10"><text:span text:style-name="T3">© Init AB</text:span><text:span text:style-name="T2"><text:tab/></text:span></text:p>
            </text:list-header>
          </text:list>
          <draw:enhanced-geometry svg:viewBox="0 0 21600 21600" draw:type="mso-spt202" draw:enhanced-path="M 0 0 L 21600 0 21600 21600 0 21600 0 0 Z N"/>
        </draw:custom-shape>
        <draw:custom-shape draw:style-name="gr71"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6" draw:layer="layout" svg:width="13.714cm" svg:height="10.288cm" svg:x="2.584cm" svg:y="2.055cm" draw:page-number="11" presentation:class="page"/>
          <draw:custom-shape draw:style-name="gr72" draw:text-style-name="P5" draw:layer="layout" svg:width="5.64cm" svg:height="1.16cm" svg:x="2.54cm" svg:y="25.4cm">
            <text:list text:style-name="L2">
              <text:list-header>
                <text:p text:style-name="P4"><text:span text:style-name="T2">© Init AB</text:span></text:p>
              </text:list-header>
            </text:list>
            <draw:enhanced-geometry svg:viewBox="0 0 21600 21600" draw:type="mso-spt202" draw:enhanced-path="M 0 0 L 21600 0 21600 21600 0 21600 0 0 Z N"/>
          </draw:custom-shape>
          <draw:custom-shape draw:style-name="gr73" draw:text-style-name="P7" draw:layer="layout" svg:width="1.27cm" svg:height="1.16cm" svg:x="16.722cm" svg:y="25.4cm">
            <text:list text:style-name="L2">
              <text:list-header>
                <text:p text:style-name="P6"><text:span text:style-name="T2"><text:page-number>&lt;nummer&gt;</text:page-number></text:span></text:p>
              </text:list-header>
            </text:list>
            <draw:enhanced-geometry svg:viewBox="0 0 21600 21600" draw:type="mso-spt202" draw:enhanced-path="M 0 0 L 21600 0 21600 21600 0 21600 0 0 Z N"/>
          </draw:custom-shape>
          <draw:custom-shape draw:style-name="gr74" draw:text-style-name="P5" draw:layer="layout" svg:width="13.758cm" svg:height="1.058cm" svg:x="2.54cm" svg:y="0.847cm">
            <text:list text:style-name="L2">
              <text:list-header>
                <text:p text:style-name="P4"><text:span text:style-name="T2">Inits PowerPointmall</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draw:custom-shape draw:style-name="gr75" draw:text-style-name="P9" draw:layer="layout" svg:width="20.32cm" svg:height="2.54cm" svg:x="2.54cm" svg:y="0cm">
          <text:list text:style-name="L1">
            <text:list-header>
              <text:p text:style-name="P8"><text:span text:style-name="T4">else</text:span></text:p>
            </text:list-header>
          </text:list>
          <draw:enhanced-geometry svg:viewBox="0 0 21600 21600" draw:type="mso-spt202" draw:enhanced-path="M 0 0 L 21600 0 21600 21600 0 21600 0 0 Z N"/>
        </draw:custom-shape>
        <draw:custom-shape draw:style-name="gr76" draw:text-style-name="P37" draw:layer="layout" svg:width="20.32cm" svg:height="13.824cm" svg:x="2.54cm" svg:y="3.215cm">
          <text:list text:style-name="L3">
            <text:list-item>
              <text:p text:style-name="P24"><text:span text:style-name="T31">try - except - else</text:span><text:span text:style-name="T32"> - Kör </text:span><text:span text:style-name="T33">else_block</text:span><text:span text:style-name="T32"> om </text:span><text:span text:style-name="T34">inget</text:span><text:span text:style-name="T32"> fel inträffat</text:span></text:p>
            </text:list-item>
          </text:list>
          <text:list text:style-name="L5">
            <text:list-item>
              <text:list>
                <text:list-header>
                  <text:p text:style-name="P25"><text:span text:style-name="T35"/></text:p>
                </text:list-header>
                <text:list-item>
                  <text:p text:style-name="P25"><text:span text:style-name="T35">try:</text:span></text:p>
                  <text:p text:style-name="P25"><text:span text:style-name="T35"><text:s text:c="4"/></text:span><text:span text:style-name="T35">try_block</text:span></text:p>
                  <text:p text:style-name="P25"><text:span text:style-name="T35">except ex as e:</text:span></text:p>
                  <text:p text:style-name="P25"><text:span text:style-name="T35"><text:s text:c="4"/></text:span><text:span text:style-name="T35">except_block</text:span></text:p>
                  <text:p text:style-name="P25"><text:span text:style-name="T35">else:</text:span></text:p>
                  <text:p text:style-name="P25"><text:span text:style-name="T35"><text:s text:c="4"/></text:span><text:span text:style-name="T35">else_block</text:span></text:p>
                  <text:p text:style-name="P25"><text:span text:style-name="T35"/></text:p>
                </text:list-item>
              </text:list>
            </text:list-item>
          </text:list>
          <text:list text:style-name="L3">
            <text:list-item>
              <text:p text:style-name="P26"><text:span text:style-name="T36">Egentligen inte särskilt användbart...</text:span></text:p>
            </text:list-item>
          </text:list>
          <text:list text:style-name="L6">
            <text:list-header>
              <text:p text:style-name="P27"><text:span text:style-name="T37"/></text:p>
            </text:list-header>
          </text:list>
          <draw:enhanced-geometry svg:viewBox="0 0 21600 21600" draw:type="mso-spt202" draw:enhanced-path="M 0 0 L 21600 0 21600 21600 0 21600 0 0 Z N"/>
        </draw:custom-shape>
        <draw:custom-shape draw:style-name="gr77"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78"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79"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2"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3" draw:style-name="dp1" draw:master-page-name="Standard" presentation:use-date-time-name="dtd1">
        <draw:custom-shape draw:style-name="gr80" draw:text-style-name="P9" draw:layer="layout" svg:width="20.32cm" svg:height="2.54cm" svg:x="2.54cm" svg:y="0cm">
          <text:list text:style-name="L1">
            <text:list-header>
              <text:p text:style-name="P8"><text:span text:style-name="T4">finally</text:span></text:p>
            </text:list-header>
          </text:list>
          <draw:enhanced-geometry svg:viewBox="0 0 21600 21600" draw:type="mso-spt202" draw:enhanced-path="M 0 0 L 21600 0 21600 21600 0 21600 0 0 Z N"/>
        </draw:custom-shape>
        <draw:custom-shape draw:style-name="gr81" draw:text-style-name="P37" draw:layer="layout" svg:width="20.32cm" svg:height="13.824cm" svg:x="2.54cm" svg:y="3.215cm">
          <text:list text:style-name="L3">
            <text:list-item>
              <text:p text:style-name="P24"><text:span text:style-name="T31">finally </text:span><text:span text:style-name="T32">körs alltid, vad som än händer</text:span></text:p>
            </text:list-item>
          </text:list>
          <text:list text:style-name="L9">
            <text:list-item>
              <text:list>
                <text:list-item>
                  <text:p text:style-name="P38"><text:span text:style-name="T38">Mycket användbart, t.ex. för ”uppstädning” (stänga fil e.d.)</text:span></text:p>
                </text:list-item>
              </text:list>
            </text:list-item>
          </text:list>
          <text:list text:style-name="L5">
            <text:list-item>
              <text:list>
                <text:list-header>
                  <text:p text:style-name="P25"><text:span text:style-name="T39"/></text:p>
                  <text:p text:style-name="P25"><text:span text:style-name="T35">try:</text:span></text:p>
                  <text:p text:style-name="P25"><text:span text:style-name="T35"><text:s text:c="4"/></text:span><text:span text:style-name="T35">try_block</text:span></text:p>
                  <text:p text:style-name="P25"><text:span text:style-name="T35">except ex as e:</text:span></text:p>
                  <text:p text:style-name="P25"><text:span text:style-name="T35"><text:s text:c="4"/></text:span><text:span text:style-name="T35">except_block</text:span></text:p>
                  <text:p text:style-name="P25"><text:span text:style-name="T35">finally:</text:span></text:p>
                  <text:p text:style-name="P25"><text:span text:style-name="T35"><text:s text:c="4"/></text:span><text:span text:style-name="T35">finally_block</text:span></text:p>
                </text:list-header>
              </text:list>
            </text:list-item>
          </text:list>
          <text:list text:style-name="L6">
            <text:list-header>
              <text:p text:style-name="P27"><text:span text:style-name="T37"/></text:p>
            </text:list-header>
          </text:list>
          <draw:enhanced-geometry svg:viewBox="0 0 21600 21600" draw:type="mso-spt202" draw:enhanced-path="M 0 0 L 21600 0 21600 21600 0 21600 0 0 Z N"/>
        </draw:custom-shape>
        <draw:custom-shape draw:style-name="gr82"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83"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84"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3"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4" draw:style-name="dp1" draw:master-page-name="Standard" presentation:use-date-time-name="dtd1">
        <draw:custom-shape draw:style-name="gr85" draw:text-style-name="P9" draw:layer="layout" svg:width="20.32cm" svg:height="2.54cm" svg:x="2.54cm" svg:y="0cm">
          <text:list text:style-name="L1">
            <text:list-header>
              <text:p text:style-name="P8"><text:span text:style-name="T4">Två roller</text:span></text:p>
            </text:list-header>
          </text:list>
          <draw:enhanced-geometry svg:viewBox="0 0 21600 21600" draw:type="mso-spt202" draw:enhanced-path="M 0 0 L 21600 0 21600 21600 0 21600 0 0 Z N"/>
        </draw:custom-shape>
        <draw:custom-shape draw:style-name="gr86" draw:text-style-name="P40" draw:layer="layout" svg:width="20.32cm" svg:height="13.824cm" svg:x="2.54cm" svg:y="3.215cm">
          <text:list text:style-name="L3">
            <text:list-item>
              <text:p text:style-name="P39"><text:span text:style-name="T40">Ifall man skriver kod som är tänkt </text:span><text:span text:style-name="T40">att anropas av någon annan (en </text:span><text:span text:style-name="T40">”klient”) så går man in i rollen som </text:span><text:span text:style-name="T40">”implementatör”.</text:span></text:p>
            </text:list-item>
            <text:list-item>
              <text:p text:style-name="P39"><text:span text:style-name="T40">Skilj mellan</text:span></text:p>
              <text:list>
                <text:list-item>
                  <text:p text:style-name="P39"><text:span text:style-name="T41">Klientkod</text:span></text:p>
                </text:list-item>
                <text:list-item>
                  <text:p text:style-name="P39"><text:span text:style-name="T41">Implementationskod</text:span></text:p>
                </text:list-item>
              </text:list>
            </text:list-item>
            <text:list-item>
              <text:p text:style-name="P39"><text:span text:style-name="T40">Funktioner och klasser är typisk </text:span><text:span text:style-name="T40">implementationskod.</text:span></text:p>
              <text:list>
                <text:list-item>
                  <text:p text:style-name="P39"><text:span text:style-name="T40">Även om man anropar sin </text:span><text:span text:style-name="T40">egen kod är det </text:span><text:span text:style-name="T31">olika roller</text:span><text:span text:style-name="T40">.</text:span></text:p>
                </text:list-item>
              </text:list>
            </text:list-item>
            <text:list-item>
              <text:p text:style-name="P39"><text:span text:style-name="T40">Det är implementationen som </text:span><text:span text:style-name="T40">genererar undantagen.</text:span></text:p>
            </text:list-item>
            <text:list-item>
              <text:p text:style-name="P39"><text:span text:style-name="T42">try</text:span><text:span text:style-name="T40"> och </text:span><text:span text:style-name="T42">except</text:span><text:span text:style-name="T40"> används av </text:span><text:span text:style-name="T40">klienten.</text:span></text:p>
            </text:list-item>
            <text:list-item>
              <text:p text:style-name="P39"><text:span text:style-name="T40">Ett undantag är ett </text:span><text:span text:style-name="T31">meddelande </text:span><text:span text:style-name="T31">från implementationen till klienten</text:span></text:p>
              <text:list>
                <text:list-item>
                  <text:p text:style-name="P39"><text:span text:style-name="T40">”</text:span><text:span text:style-name="T40">Hör du, jag grejar inte det </text:span><text:span text:style-name="T40">här.”</text:span></text:p>
                </text:list-item>
              </text:list>
            </text:list-item>
          </text:list>
          <draw:enhanced-geometry svg:viewBox="0 0 21600 21600" draw:type="mso-spt202" draw:enhanced-path="M 0 0 L 21600 0 21600 21600 0 21600 0 0 Z N"/>
        </draw:custom-shape>
        <draw:custom-shape draw:style-name="gr87"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88"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89"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5">
          <draw:page-thumbnail draw:style-name="gr6" draw:layer="layout" svg:width="13.714cm" svg:height="10.288cm" svg:x="2.584cm" svg:y="2.055cm" draw:page-number="14"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5" draw:style-name="dp1" draw:master-page-name="Standard" presentation:use-date-time-name="dtd1">
        <draw:custom-shape draw:style-name="gr90" draw:text-style-name="P9" draw:layer="layout" svg:width="20.32cm" svg:height="2.54cm" svg:x="2.54cm" svg:y="0cm">
          <text:list text:style-name="L1">
            <text:list-header>
              <text:p text:style-name="P8"><text:span text:style-name="T4">Generera undantag: raise</text:span></text:p>
            </text:list-header>
          </text:list>
          <draw:enhanced-geometry svg:viewBox="0 0 21600 21600" draw:type="mso-spt202" draw:enhanced-path="M 0 0 L 21600 0 21600 21600 0 21600 0 0 Z N"/>
        </draw:custom-shape>
        <draw:custom-shape draw:style-name="gr91" draw:text-style-name="P28" draw:layer="layout" svg:width="20.32cm" svg:height="13.291cm" svg:x="2.54cm" svg:y="3.215cm">
          <text:list text:style-name="L3">
            <text:list-header>
              <text:p text:style-name="P24"><text:span text:style-name="T17">def månadsnamn(n):</text:span></text:p>
            </text:list-header>
          </text:list>
          <text:list text:style-name="L5">
            <text:list-item>
              <text:list>
                <text:list-item>
                  <text:p text:style-name="P41"><text:span text:style-name="T17"><text:s text:c="3"/></text:span><text:span text:style-name="T17">L = "X Jan Feb Mar Apr Jun Jul Aug Sep Okt Nov Dec".split()</text:span></text:p>
                </text:list-item>
                <text:list-item>
                  <text:p text:style-name="P41"><text:span text:style-name="T17"><text:s text:c="3"/></text:span><text:span text:style-name="T17">if not isinstance(n, int):</text:span></text:p>
                </text:list-item>
                <text:list-item>
                  <text:p text:style-name="P41"><text:span text:style-name="T17"><text:s text:c="7"/></text:span><text:span text:style-name="T17">raise TypeError("Numret måste vara ett heltal")</text:span></text:p>
                </text:list-item>
                <text:list-item>
                  <text:p text:style-name="P41"><text:span text:style-name="T17"><text:s text:c="3"/></text:span><text:span text:style-name="T17">if 1 &lt;= n &lt;= 12:</text:span></text:p>
                </text:list-item>
                <text:list-item>
                  <text:p text:style-name="P41"><text:span text:style-name="T17"><text:s text:c="7"/></text:span><text:span text:style-name="T17">return L[n]</text:span></text:p>
                </text:list-item>
                <text:list-item>
                  <text:p text:style-name="P41"><text:span text:style-name="T17"><text:s text:c="3"/></text:span><text:span text:style-name="T17">else:</text:span></text:p>
                </text:list-item>
                <text:list-item>
                  <text:p text:style-name="P41"><text:span text:style-name="T17"><text:s text:c="7"/></text:span><text:span text:style-name="T17">raise ValueError("Numret måste vara mellan 1 och 12")</text:span></text:p>
                </text:list-item>
                <text:list-item>
                  <text:p text:style-name="P41"><text:span text:style-name="T17"/></text:p>
                </text:list-item>
                <text:list-item>
                  <text:p text:style-name="P41"><text:span text:style-name="T17"/></text:p>
                </text:list-item>
                <text:list-item>
                  <text:p text:style-name="P41"><text:span text:style-name="T7">&gt;&gt;&gt; </text:span><text:span text:style-name="T8">månadsnamn(3)</text:span></text:p>
                </text:list-item>
                <text:list-item>
                  <text:p text:style-name="P41"><text:span text:style-name="T7">'Mar'</text:span></text:p>
                </text:list-item>
                <text:list-item>
                  <text:p text:style-name="P41"><text:span text:style-name="T7">&gt;&gt;&gt; </text:span><text:span text:style-name="T8">månadsnamn(13)</text:span></text:p>
                </text:list-item>
                <text:list-item>
                  <text:p text:style-name="P41"><text:span text:style-name="T7">Traceback (most recent call last):</text:span></text:p>
                </text:list-item>
                <text:list-item>
                  <text:p text:style-name="P41"><text:span text:style-name="T7"><text:s text:c="2"/></text:span><text:span text:style-name="T7">File "&lt;stdin&gt;", line 1, in &lt;module&gt;</text:span></text:p>
                </text:list-item>
                <text:list-item>
                  <text:p text:style-name="P41"><text:span text:style-name="T7"><text:s text:c="2"/></text:span><text:span text:style-name="T7">File "&lt;stdin&gt;", line 6, in månadsnamn</text:span></text:p>
                </text:list-item>
                <text:list-item>
                  <text:p text:style-name="P41"><text:span text:style-name="T7">ValueError: Numret måste vara mellan 1 och 12</text:span></text:p>
                </text:list-item>
                <text:list-item>
                  <text:p text:style-name="P41"><text:span text:style-name="T7">&gt;&gt;&gt; </text:span></text:p>
                </text:list-item>
                <text:list-item>
                  <text:p text:style-name="P41"><text:span text:style-name="T17"/></text:p>
                </text:list-item>
              </text:list>
            </text:list-item>
          </text:list>
          <text:list text:style-name="L3">
            <text:list-header>
              <text:p text:style-name="P26"><text:span text:style-name="T24"/></text:p>
            </text:list-header>
          </text:list>
          <draw:enhanced-geometry svg:viewBox="0 0 21600 21600" draw:type="mso-spt202" draw:enhanced-path="M 0 0 L 21600 0 21600 21600 0 21600 0 0 Z N"/>
        </draw:custom-shape>
        <draw:custom-shape draw:style-name="gr92"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93"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94"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5"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6" draw:style-name="dp1" draw:master-page-name="Standard" presentation:use-date-time-name="dtd1">
        <draw:custom-shape draw:style-name="gr95" draw:text-style-name="P9" draw:layer="layout" svg:width="20.32cm" svg:height="2.54cm" svg:x="2.54cm" svg:y="0cm">
          <text:list text:style-name="L1">
            <text:list-header>
              <text:p text:style-name="P8"><text:span text:style-name="T4">Mer om raise</text:span></text:p>
            </text:list-header>
          </text:list>
          <draw:enhanced-geometry svg:viewBox="0 0 21600 21600" draw:type="mso-spt202" draw:enhanced-path="M 0 0 L 21600 0 21600 21600 0 21600 0 0 Z N"/>
        </draw:custom-shape>
        <draw:custom-shape draw:style-name="gr96" draw:text-style-name="P28" draw:layer="layout" svg:width="20.32cm" svg:height="13.291cm" svg:x="2.54cm" svg:y="3.215cm">
          <text:list text:style-name="L3">
            <text:list-header>
              <text:p text:style-name="P24"><text:span text:style-name="T7"/></text:p>
            </text:list-header>
          </text:list>
          <text:list text:style-name="L5">
            <text:list-item>
              <text:list>
                <text:list-item>
                  <text:p text:style-name="P41"><text:span text:style-name="T7"># Exempel 1: avsluta programmet</text:span></text:p>
                </text:list-item>
                <text:list-item>
                  <text:p text:style-name="P41"><text:span text:style-name="T7">raise SystemExit</text:span></text:p>
                </text:list-item>
                <text:list-item>
                  <text:p text:style-name="P41"><text:span text:style-name="T7"/></text:p>
                </text:list-item>
                <text:list-item>
                  <text:p text:style-name="P41"><text:span text:style-name="T7"># Exempel 2: avsluta programmet med slutstatus 3</text:span></text:p>
                </text:list-item>
                <text:list-item>
                  <text:p text:style-name="P41"><text:span text:style-name="T7">raise SystemExit(3)</text:span></text:p>
                </text:list-item>
                <text:list-item>
                  <text:p text:style-name="P41"><text:span text:style-name="T7"/></text:p>
                </text:list-item>
                <text:list-item>
                  <text:p text:style-name="P25"><text:span text:style-name="T7"># Exempel 3: kunde inte åtgärda felet</text:span></text:p>
                  <text:p text:style-name="P25"><text:span text:style-name="T7">try:</text:span></text:p>
                  <text:p text:style-name="P25"><text:span text:style-name="T7"><text:s text:c="4"/></text:span><text:span text:style-name="T7">try_block</text:span></text:p>
                  <text:p text:style-name="P25"><text:span text:style-name="T7">except ex as e:</text:span></text:p>
                  <text:p text:style-name="P25"><text:span text:style-name="T7"><text:s text:c="4"/></text:span><text:span text:style-name="T7">try_to_recover_block</text:span></text:p>
                  <text:p text:style-name="P25"><text:span text:style-name="T7"><text:s text:c="4"/></text:span><text:span text:style-name="T7">if failed_to_recover:</text:span></text:p>
                  <text:p text:style-name="P25"><text:span text:style-name="T7"><text:s text:c="8"/></text:span><text:span text:style-name="T7">raise <text:s text:c="12"/># "Återaktivera" undantaget</text:span></text:p>
                </text:list-item>
              </text:list>
            </text:list-item>
          </text:list>
          <text:list text:style-name="L3">
            <text:list-header>
              <text:p text:style-name="P26"><text:span text:style-name="T24"/></text:p>
            </text:list-header>
          </text:list>
          <draw:enhanced-geometry svg:viewBox="0 0 21600 21600" draw:type="mso-spt202" draw:enhanced-path="M 0 0 L 21600 0 21600 21600 0 21600 0 0 Z N"/>
        </draw:custom-shape>
        <draw:custom-shape draw:style-name="gr97"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98"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99"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5">
          <draw:page-thumbnail draw:style-name="gr6" draw:layer="layout" svg:width="13.714cm" svg:height="10.288cm" svg:x="2.584cm" svg:y="2.055cm" draw:page-number="16"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7" draw:style-name="dp1" draw:master-page-name="Standard" presentation:use-date-time-name="dtd1">
        <draw:custom-shape draw:style-name="gr100" draw:text-style-name="P9" draw:layer="layout" svg:width="20.32cm" svg:height="2.54cm" svg:x="2.54cm" svg:y="0cm">
          <text:list text:style-name="L1">
            <text:list-header>
              <text:p text:style-name="P8"><text:span text:style-name="T4">assert</text:span></text:p>
            </text:list-header>
          </text:list>
          <draw:enhanced-geometry svg:viewBox="0 0 21600 21600" draw:type="mso-spt202" draw:enhanced-path="M 0 0 L 21600 0 21600 21600 0 21600 0 0 Z N"/>
        </draw:custom-shape>
        <draw:custom-shape draw:style-name="gr101" draw:text-style-name="P28" draw:layer="layout" svg:width="20.32cm" svg:height="13.291cm" svg:x="2.54cm" svg:y="3.215cm">
          <text:list text:style-name="L3">
            <text:list-item>
              <text:p text:style-name="P24"><text:span text:style-name="T43">assert</text:span><text:span text:style-name="T5"> - Kontrollera att uttryck returnerar True - annars </text:span><text:span text:style-name="T43">AssertionError</text:span></text:p>
            </text:list-item>
          </text:list>
          <text:list text:style-name="L5">
            <text:list-item>
              <text:list>
                <text:list-header>
                  <text:p text:style-name="P25"><text:span text:style-name="T7"/></text:p>
                </text:list-header>
                <text:list-item>
                  <text:p text:style-name="P25"><text:span text:style-name="T7">try:</text:span></text:p>
                </text:list-item>
                <text:list-item>
                  <text:p text:style-name="P25"><text:span text:style-name="T7"><text:s text:c="4"/></text:span><text:span text:style-name="T7">...</text:span></text:p>
                  <text:p text:style-name="P25"><text:span text:style-name="T7"><text:s text:c="4"/></text:span><text:span text:style-name="T7">assert len(my_list) &lt;= 10, \</text:span></text:p>
                </text:list-item>
                <text:list-item>
                  <text:p text:style-name="P25"><text:span text:style-name="T7"><text:s text:c="8"/></text:span><text:span text:style-name="T7">'längden får inte överstiga 10'</text:span></text:p>
                </text:list-item>
                <text:list-item>
                  <text:p text:style-name="P25"><text:span text:style-name="T7"><text:s text:c="4"/></text:span><text:span text:style-name="T7">...</text:span></text:p>
                  <text:p text:style-name="P25"><text:span text:style-name="T7">except AssertionError as e:</text:span></text:p>
                  <text:p text:style-name="P25"><text:span text:style-name="T7"><text:s text:c="4"/></text:span><text:span text:style-name="T7">print('Fel i test:', e)</text:span></text:p>
                </text:list-item>
              </text:list>
            </text:list-item>
          </text:list>
          <text:list text:style-name="L3">
            <text:list-header>
              <text:p text:style-name="P26"><text:span text:style-name="T7"/></text:p>
            </text:list-header>
          </text:list>
          <text:list text:style-name="L6">
            <text:list-header>
              <text:p text:style-name="P27"><text:span text:style-name="T24"/></text:p>
            </text:list-header>
          </text:list>
          <draw:enhanced-geometry svg:viewBox="0 0 21600 21600" draw:type="mso-spt202" draw:enhanced-path="M 0 0 L 21600 0 21600 21600 0 21600 0 0 Z N"/>
        </draw:custom-shape>
        <draw:custom-shape draw:style-name="gr102"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103"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04"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7"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draw:page draw:name="page18" draw:style-name="dp1" draw:master-page-name="Standard" presentation:use-date-time-name="dtd1">
        <draw:custom-shape draw:style-name="gr105" draw:text-style-name="P9" draw:layer="layout" svg:width="20.32cm" svg:height="2.54cm" svg:x="2.54cm" svg:y="0cm">
          <text:list text:style-name="L1">
            <text:list-header>
              <text:p text:style-name="P8"><text:span text:style-name="T4">Egna undantagstyper</text:span></text:p>
            </text:list-header>
          </text:list>
          <draw:enhanced-geometry svg:viewBox="0 0 21600 21600" draw:type="mso-spt202" draw:enhanced-path="M 0 0 L 21600 0 21600 21600 0 21600 0 0 Z N"/>
        </draw:custom-shape>
        <draw:custom-shape draw:style-name="gr106" draw:text-style-name="P28" draw:layer="layout" svg:width="20.32cm" svg:height="13.291cm" svg:x="2.54cm" svg:y="3.215cm">
          <text:list text:style-name="L3">
            <text:list-item>
              <text:p text:style-name="P24"><text:span text:style-name="T5">Skapa egna undantag - ärv från befintligt undantag</text:span></text:p>
            </text:list-item>
          </text:list>
          <text:list text:style-name="L5">
            <text:list-item>
              <text:list>
                <text:list-header>
                  <text:p text:style-name="P25"><text:span text:style-name="T7"/></text:p>
                </text:list-header>
                <text:list-item>
                  <text:p text:style-name="P25"><text:span text:style-name="T7">class MyOwnError(Exception):</text:span></text:p>
                  <text:p text:style-name="P25"><text:span text:style-name="T7"><text:s text:c="4"/></text:span><text:span text:style-name="T7">pass</text:span></text:p>
                </text:list-item>
                <text:list-item>
                  <text:p text:style-name="P25"><text:span text:style-name="T7"/></text:p>
                </text:list-item>
                <text:list-item>
                  <text:p text:style-name="P25"><text:span text:style-name="T7"/></text:p>
                </text:list-item>
                <text:list-item>
                  <text:p text:style-name="P25"><text:span text:style-name="T7"># ...</text:span></text:p>
                </text:list-item>
                <text:list-item>
                  <text:p text:style-name="P25"><text:span text:style-name="T7"/></text:p>
                </text:list-item>
                <text:list-item>
                  <text:p text:style-name="P25"><text:span text:style-name="T15">raise </text:span><text:span text:style-name="T7">MyOwnError</text:span></text:p>
                </text:list-item>
                <text:list-item>
                  <text:p text:style-name="P25"><text:span text:style-name="T7"/></text:p>
                </text:list-item>
                <text:list-item>
                  <text:p text:style-name="P41"><text:span text:style-name="T7"># ...</text:span></text:p>
                </text:list-item>
                <text:list-item>
                  <text:p text:style-name="P41"><text:span text:style-name="T7"/></text:p>
                </text:list-item>
                <text:list-item>
                  <text:p text:style-name="P25"><text:span text:style-name="T7">raise MyOwnError("ogiltigt värde")</text:span></text:p>
                </text:list-item>
              </text:list>
            </text:list-item>
          </text:list>
          <text:list text:style-name="L6">
            <text:list-header>
              <text:p text:style-name="P27"><text:span text:style-name="T24"/></text:p>
            </text:list-header>
          </text:list>
          <draw:enhanced-geometry svg:viewBox="0 0 21600 21600" draw:type="mso-spt202" draw:enhanced-path="M 0 0 L 21600 0 21600 21600 0 21600 0 0 Z N"/>
        </draw:custom-shape>
        <draw:custom-shape draw:style-name="gr107" draw:text-style-name="P9" draw:layer="layout" svg:width="2.117cm" svg:height="1.015cm" svg:x="0.423cm" svg:y="17.568cm">
          <text:list text:style-name="L2">
            <text:list-header>
              <text:p text:style-name="P8"><text:span text:style-name="T3">2019-10</text:span></text:p>
            </text:list-header>
          </text:list>
          <draw:enhanced-geometry svg:viewBox="0 0 21600 21600" draw:type="mso-spt202" draw:enhanced-path="M 0 0 L 21600 0 21600 21600 0 21600 0 0 Z N"/>
        </draw:custom-shape>
        <draw:custom-shape draw:style-name="gr108" draw:text-style-name="P11" draw:layer="layout" svg:width="19.474cm" svg:height="1.015cm" svg:x="2.963cm" svg:y="17.568cm">
          <text:list text:style-name="L2">
            <text:list-header>
              <text:p text:style-name="P10"><text:span text:style-name="T3">© Init AB</text:span><text:span text:style-name="T2"><text:tab/></text:span><text:span text:style-name="T2"> </text:span></text:p>
            </text:list-header>
          </text:list>
          <draw:enhanced-geometry svg:viewBox="0 0 21600 21600" draw:type="mso-spt202" draw:enhanced-path="M 0 0 L 21600 0 21600 21600 0 21600 0 0 Z N"/>
        </draw:custom-shape>
        <draw:custom-shape draw:style-name="gr109" draw:text-style-name="P13" draw:layer="layout" svg:width="1.27cm" svg:height="1.015cm" svg:x="22.86cm" svg:y="17.568cm">
          <text:list text:style-name="L2">
            <text:list-header>
              <text:p text:style-name="P12"><text:span text:style-name="T3"><text:page-number>&lt;nummer&gt;</text:page-number></text:span></text:p>
            </text:list-header>
          </text:list>
          <draw:enhanced-geometry svg:viewBox="0 0 21600 21600" draw:type="mso-spt202" draw:enhanced-path="M 0 0 L 21600 0 21600 21600 0 21600 0 0 Z N"/>
        </draw:custom-shape>
        <presentation:notes draw:style-name="dp3">
          <draw:page-thumbnail draw:style-name="gr6" draw:layer="layout" svg:width="13.714cm" svg:height="10.288cm" svg:x="2.584cm" svg:y="2.055cm" draw:page-number="18" presentation:class="page"/>
          <draw:custom-shape draw:style-name="gr16" draw:text-style-name="P3" draw:layer="layout" svg:width="13.758cm" svg:height="12.343cm" svg:x="2.54cm" svg:y="13.031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urier New2" svg:font-family="'Courier New'" style:font-family-generic="modern" style:font-pitch="fixed"/>
    <style:font-face style:name="Arial2" svg:font-family="Arial" style:font-pitch="variable"/>
    <style:font-face style:name="Calibri" svg:font-family="Calibri" style:font-pitch="variable"/>
    <style:font-face style:name="Courier New" svg:font-family="'Courier New'" style:font-pitch="variable"/>
    <style:font-face style:name="DejaVu Sans" svg:font-family="'DejaVu Sans'" style:font-pitch="variable"/>
    <style:font-face style:name="Liberation Serif1" svg:font-family="'Liberation Serif'" style:font-pitch="variable"/>
    <style:font-face style:name="ＭＳ Ｐゴシック" svg:font-family="'ＭＳ Ｐゴシック'" style:font-pitch="variable"/>
    <style:font-face style:name="Arial" svg:font-family="Arial" style:font-family-generic="modern" style:font-pitch="variable"/>
    <style:font-face style:name="Courier New1" svg:font-family="'Courier New'"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3" svg:font-family="Arial"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ＭＳ Ｐゴシック1" svg:font-family="'ＭＳ Ｐゴシック'" style:font-family-generic="system" style:font-pitch="variable"/>
  </office:font-face-decls>
  <office:styles>
    <draw:gradient draw:name="Former" draw:style="rectangular" draw:cx="50%" draw:cy="50%" draw:start-color="#cccccc" draw:end-color="#ffffff" draw:start-intensity="100%" draw:end-intensity="100%" draw:angle="0" draw:border="0%"/>
    <draw:gradient draw:name="Fylld" draw:style="linear" draw:start-color="#ffffff" draw:end-color="#cccccc" draw:start-intensity="100%" draw:end-intensity="100%" draw:angle="300" draw:border="0%"/>
    <draw:gradient draw:name="Fylld_20_blå" draw:display-name="Fylld blå" draw:style="linear" draw:start-color="#729fcf" draw:end-color="#355269" draw:start-intensity="100%" draw:end-intensity="100%" draw:angle="300" draw:border="0%"/>
    <draw:gradient draw:name="Fylld_20_grön" draw:display-name="Fylld grön" draw:style="linear" draw:start-color="#77bc65" draw:end-color="#127622" draw:start-intensity="100%" draw:end-intensity="100%" draw:angle="300" draw:border="0%"/>
    <draw:gradient draw:name="Fylld_20_gul" draw:display-name="Fylld gul" draw:style="linear" draw:start-color="#ffde59" draw:end-color="#b47804" draw:start-intensity="100%" draw:end-intensity="100%" draw:angle="300" draw:border="0%"/>
    <draw:gradient draw:name="Fylld_20_röd" draw:display-name="Fylld röd"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sv" fo:country="S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14pt" fo:font-style="normal" fo:text-shadow="none" style:text-underline-style="none" fo:font-weight="normal" style:font-name-asian="Arial2" style:font-family-asian="Arial" style:font-pitch-asian="variable" style:font-size-asian="14pt" style:font-style-asian="normal" style:font-weight-asian="normal" style:font-name-complex="Arial2" style:font-family-complex="Arial" style:font-pitch-complex="variable" style:font-size-complex="1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style:style>
    <style:style style:name="Filled_20_Green" style:display-name="Filled Green" style:family="graphic" style:parent-style-name="Filled">
      <style:graphic-properties draw:fill-gradient-name="Fylld_20_grö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style:style>
    <style:style style:name="Filled_20_Yellow" style:display-name="Filled Yellow" style:family="graphic" style:parent-style-name="Filled">
      <style:graphic-properties draw:fill-gradient-name="Fylld_20_gul"/>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2" fo:font-family="Arial" style:font-pitch="variable" fo:font-size="14pt" fo:font-style="normal" fo:text-shadow="none" style:text-underline-style="none" fo:font-weight="normal" style:font-name-asian="Arial2" style:font-family-asian="Arial" style:font-pitch-asian="variable" style:font-size-asian="14pt" style:font-style-asian="normal" style:font-weight-asian="normal" style:font-name-complex="Arial2" style:font-family-complex="Arial" style:font-pitch-complex="variable" style:font-size-complex="1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8pt" fo:font-style="normal" fo:text-shadow="none" style:text-underline-style="none" fo:font-weight="normal"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211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211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5" style:family="presentation" style:parent-style-name="Standard-outline4">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6" style:family="presentation" style:parent-style-name="Standard-outline5">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7" style:family="presentation" style:parent-style-name="Standard-outline6">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8" style:family="presentation" style:parent-style-name="Standard-outline7">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outline9" style:family="presentation" style:parent-style-name="Standard-outline8">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8pt" fo:font-style="normal" fo:text-shadow="none" style:text-underline-style="none" fo:font-weight="normal"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bottom" fo:padding-top="0.13cm" fo:padding-bottom="0.13cm" fo:padding-left="0.25cm" fo:padding-right="0.25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9a9a9a" style:text-outline="false" style:text-line-through-style="none" style:text-line-through-type="none" style:text-position="0% 100%" style:font-name="Arial2" fo:font-family="Arial" style:font-pitch="variable" fo:font-size="32pt" fo:font-style="normal" fo:text-shadow="none" style:text-underline-style="none" fo:font-weight="normal"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color="#808080"/>
      <style:paragraph-properties fo:text-align="center"/>
    </style:style>
    <style:style style:name="Titel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211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3" style:family="presentation" style:parent-style-name="Titel1-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4" style:family="presentation" style:parent-style-name="Titel1-outline3">
      <style:paragraph-properties fo:margin-left="4.445cm" fo:margin-right="0cm" fo:margin-top="0.211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5" style:family="presentation" style:parent-style-name="Titel1-outline4">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6" style:family="presentation" style:parent-style-name="Titel1-outline5">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7" style:family="presentation" style:parent-style-name="Titel1-outline6">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8" style:family="presentation" style:parent-style-name="Titel1-outline7">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outline9" style:family="presentation" style:parent-style-name="Titel1-outline8">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bottom" fo:padding-top="0.13cm" fo:padding-bottom="0.13cm" fo:padding-left="0.25cm" fo:padding-right="0.25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9a9a9a" style:text-outline="false" style:text-line-through-style="none" style:text-line-through-type="none" style:text-position="0% 100%" style:font-name="Arial2" fo:font-family="Arial"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el2-background" style:family="presentation">
      <style:graphic-properties draw:stroke="none" draw:fill="solid" draw:fill-color="#ffffff" draw:textarea-horizontal-align="center" draw:textarea-vertical-align="middle" draw:shadow-color="#808080"/>
      <style:paragraph-properties fo:text-align="center"/>
    </style:style>
    <style:style style:name="Titel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el2-notes" style:family="presentation">
      <style:graphic-properties draw:stroke="none" draw:fill="none">
        <text:list-style style:name="Titel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el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el2-outline2" style:family="presentation" style:parent-style-name="Titel2-outline1">
      <style:paragraph-properties fo:margin-left="2.063cm" fo:margin-right="0cm" fo:margin-top="0.211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2-outline3" style:family="presentation" style:parent-style-name="Titel2-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2-outline4" style:family="presentation" style:parent-style-name="Titel2-outline3">
      <style:paragraph-properties fo:margin-left="4.445cm" fo:margin-right="0cm" fo:margin-top="0.211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2-outline5" style:family="presentation" style:parent-style-name="Titel2-outline4">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2-outline6" style:family="presentation" style:parent-style-name="Titel2-outline5">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2-outline7" style:family="presentation" style:parent-style-name="Titel2-outline6">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2-outline8" style:family="presentation" style:parent-style-name="Titel2-outline7">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2-outline9" style:family="presentation" style:parent-style-name="Titel2-outline8">
      <style:paragraph-properties fo:margin-left="5.715cm" fo:margin-right="0cm" fo:margin-top="0.211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el2-title" style:family="presentation">
      <style:graphic-properties draw:stroke="none" draw:fill="none" draw:textarea-horizontal-align="justify" draw:textarea-vertical-align="bottom" fo:padding-top="0.13cm" fo:padding-bottom="0.13cm" fo:padding-left="0.25cm" fo:padding-right="0.25cm">
        <text:list-style style:name="Titel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9a9a9a" style:text-outline="false" style:text-line-through-style="none" style:text-line-through-type="none" style:text-position="0% 100%" style:font-name="Arial2" fo:font-family="Arial"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88cm" fo:page-height="27.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1cm"/>
    </style:style>
    <style:style style:name="Mgr2" style:family="graphic" style:parent-style-name="standard">
      <style:graphic-properties draw:stroke="none" draw:fill="none" draw:fill-color="#ffffff" draw:textarea-vertical-align="bottom" draw:auto-grow-height="false" fo:min-height="1.371cm"/>
    </style:style>
    <style:style style:name="Mgr3" style:family="graphic" style:parent-style-name="standard" style:list-style-name="ML1">
      <style:graphic-properties draw:stroke="none" draw:fill="none" draw:fill-color="#ffffff" draw:textarea-horizontal-align="justify" draw:textarea-vertical-align="bottom" draw:auto-grow-height="false" draw:auto-grow-width="false" fo:min-height="1.434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0.998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0.998cm" fo:min-width="0cm" fo:padding-top="0.13cm" fo:padding-bottom="0.13cm" fo:padding-left="0.25cm" fo:padding-right="0.25cm" fo:wrap-option="wrap" draw:shadow-color="#808080"/>
    </style:style>
    <style:style style:name="Mgr6" style:family="graphic" style:parent-style-name="Objekt_20_utan_20_fyllning_20_och_20_utan_20_linjer">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8" style:family="graphic" style:parent-style-name="standard">
      <style:graphic-properties draw:stroke="none" draw:fill="solid" draw:fill-color="#ffffff" draw:textarea-horizontal-align="left" draw:textarea-vertical-align="middle" draw:auto-grow-height="false" fo:min-height="27.166cm" fo:min-width="18.376cm" fo:padding-top="0.13cm" fo:padding-bottom="0.13cm" fo:padding-left="0.25cm" fo:padding-right="0.25cm" fo:wrap-option="no-wrap" draw:shadow-color="#808080"/>
    </style:style>
    <style:style style:name="Mgr9" style:family="graphic" style:parent-style-name="standard" style:list-style-name="ML2">
      <style:graphic-properties draw:stroke="none" draw:fill="none" draw:fill-color="#ffffff" draw:textarea-horizontal-align="justify" draw:textarea-vertical-align="bottom" draw:auto-grow-height="false" draw:auto-grow-width="false" fo:min-height="1.143cm" fo:min-width="0cm" fo:padding-top="0.125cm" fo:padding-bottom="0.125cm" fo:padding-left="0.251cm" fo:padding-right="0.251cm" fo:wrap-option="wrap" draw:shadow-color="#808080"/>
    </style:style>
    <style:style style:name="Mgr10" style:family="graphic" style:parent-style-name="standard" style:list-style-name="ML2">
      <style:graphic-properties draw:stroke="none" draw:fill="none" draw:fill-color="#ffffff" draw:textarea-horizontal-align="justify" draw:textarea-vertical-align="bottom" draw:auto-grow-height="false" draw:auto-grow-width="false" fo:min-height="1.143cm" fo:min-width="0cm" fo:padding-top="0.125cm" fo:padding-bottom="0.125cm" fo:padding-left="0.251cm" fo:padding-right="0.251cm" fo:wrap-option="wrap" draw:shadow-color="#808080"/>
    </style:style>
    <style:style style:name="Mgr11" style:family="graphic" style:parent-style-name="standard" style:list-style-name="ML2">
      <style:graphic-properties draw:stroke="none" draw:fill="none" draw:fill-color="#ffffff" draw:textarea-horizontal-align="justify" draw:textarea-vertical-align="top" draw:auto-grow-height="false" draw:auto-grow-width="false" fo:min-height="1.041cm" fo:min-width="0cm" fo:padding-top="0.13cm" fo:padding-bottom="0.13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middle" draw:auto-grow-height="false" fo:min-height="11.381cm" fo:min-width="22.571cm" fo:padding-top="0.13cm" fo:padding-bottom="0.13cm" fo:padding-left="0.25cm" fo:padding-right="0.25cm" fo:wrap-option="no-wrap" draw:shadow-color="#808080"/>
    </style:style>
    <style:style style:name="Mgr13" style:family="graphic" style:parent-style-name="standard" style:list-style-name="ML1">
      <style:graphic-properties draw:stroke="none" draw:fill="none" draw:fill-color="#ffffff" draw:textarea-horizontal-align="justify" draw:textarea-vertical-align="top" draw:auto-grow-height="false" draw:auto-grow-width="false" fo:min-height="1.253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justify" draw:textarea-vertical-align="top" draw:auto-grow-height="false" draw:auto-grow-width="false" fo:min-height="1.253cm" fo:min-width="0cm" fo:padding-top="0.13cm" fo:padding-bottom="0.13cm" fo:padding-left="0.25cm" fo:padding-right="0.25cm" fo:wrap-option="wrap" draw:shadow-color="#808080"/>
    </style:style>
    <style:style style:name="Mgr15" style:family="graphic" style:parent-style-name="standard" style:list-style-name="ML3">
      <style:graphic-properties draw:stroke="none" draw:fill="none" draw:fill-color="#ffffff" draw:textarea-horizontal-align="justify" draw:textarea-vertical-align="top" draw:auto-grow-height="false" draw:auto-grow-width="false" fo:min-height="1.253cm" fo:min-width="0cm" fo:padding-top="0.13cm" fo:padding-bottom="0.13cm" fo:padding-left="0.25cm" fo:padding-right="0.25cm" fo:wrap-option="wrap" draw:shadow-color="#808080"/>
    </style:style>
    <style:style style:name="Mgr16" style:family="graphic" style:parent-style-name="standard" style:list-style-name="ML2">
      <style:graphic-properties draw:stroke="none" draw:fill="none" draw:fill-color="#ffffff" draw:textarea-horizontal-align="justify" draw:textarea-vertical-align="bottom" draw:auto-grow-height="false" draw:auto-grow-width="false" fo:min-height="0.998cm" fo:min-width="0cm" fo:padding-top="0.13cm" fo:padding-bottom="0.13cm" fo:padding-left="0.25cm" fo:padding-right="0.25cm" fo:wrap-option="wrap" draw:shadow-color="#808080"/>
    </style:style>
    <style:style style:name="Mgr17" style:family="graphic" style:parent-style-name="standard" style:list-style-name="ML2">
      <style:graphic-properties draw:stroke="none" draw:fill="none" draw:fill-color="#ffffff" draw:textarea-horizontal-align="justify" draw:textarea-vertical-align="bottom" draw:auto-grow-height="false" draw:auto-grow-width="false" fo:min-height="0.998cm" fo:min-width="0cm" fo:padding-top="0.13cm" fo:padding-bottom="0.13cm" fo:padding-left="0.25cm" fo:padding-right="0.25cm" fo:wrap-option="wrap" draw:shadow-color="#808080"/>
    </style:style>
    <style:style style:name="Mgr18" style:family="graphic" style:parent-style-name="standard" style:list-style-name="ML2">
      <style:graphic-properties draw:stroke="none" draw:fill="none" draw:fill-color="#ffffff" draw:textarea-horizontal-align="justify" draw:textarea-vertical-align="bottom" draw:auto-grow-height="false" draw:auto-grow-width="false" fo:min-height="0.998cm" fo:min-width="0cm" fo:padding-top="0.13cm" fo:padding-bottom="0.13cm" fo:padding-left="0.25cm" fo:padding-right="0.25cm" fo:wrap-option="wrap" draw:shadow-color="#808080"/>
    </style:style>
    <style:style style:name="Mpr1" style:family="presentation" style:parent-style-name="Titel1-backgroundobjects" style:list-style-name="ML2">
      <style:graphic-properties draw:stroke="none" draw:fill="none" draw:fill-color="#ffffff" draw:textarea-horizontal-align="justify" draw:textarea-vertical-align="bottom" draw:auto-grow-height="false" draw:auto-grow-width="false" fo:min-height="1.143cm" fo:min-width="0cm" fo:padding-top="0.125cm" fo:padding-bottom="0.125cm" fo:padding-left="0.251cm" fo:padding-right="0.251cm" fo:wrap-option="wrap" draw:shadow-color="#808080"/>
    </style:style>
    <style:style style:name="Mpr2" style:family="presentation" style:parent-style-name="Titel1-backgroundobjects" style:list-style-name="ML2">
      <style:graphic-properties draw:stroke="none" draw:fill="none" draw:fill-color="#ffffff" draw:textarea-horizontal-align="justify" draw:textarea-vertical-align="bottom" draw:auto-grow-height="false" draw:auto-grow-width="false" fo:min-height="1.143cm" fo:min-width="0cm" fo:padding-top="0.125cm" fo:padding-bottom="0.125cm" fo:padding-left="0.251cm" fo:padding-right="0.251cm" fo:wrap-option="wrap" draw:shadow-color="#808080"/>
    </style:style>
    <style:style style:name="Mpr3" style:family="presentation" style:parent-style-name="Titel1-backgroundobjects" style:list-style-name="ML2">
      <style:graphic-properties draw:stroke="none" draw:fill="none" draw:fill-color="#ffffff" draw:textarea-horizontal-align="justify" draw:textarea-vertical-align="top" draw:auto-grow-height="false" draw:auto-grow-width="false" fo:min-height="1.041cm" fo:min-width="0cm" fo:padding-top="0.13cm" fo:padding-bottom="0.13cm" fo:padding-left="0.25cm" fo:padding-right="0.25cm" fo:wrap-option="wrap" draw:shadow-color="#808080"/>
    </style:style>
    <style:style style:name="Mpr4" style:family="presentation" style:parent-style-name="Titel2-backgroundobjects" style:list-style-name="ML2">
      <style:graphic-properties draw:stroke="none" draw:fill="none" draw:fill-color="#ffffff" draw:textarea-horizontal-align="justify" draw:textarea-vertical-align="bottom" draw:auto-grow-height="false" draw:auto-grow-width="false" fo:min-height="1.143cm" fo:min-width="0cm" fo:padding-top="0.125cm" fo:padding-bottom="0.125cm" fo:padding-left="0.251cm" fo:padding-right="0.251cm" fo:wrap-option="wrap" draw:shadow-color="#808080"/>
    </style:style>
    <style:style style:name="Mpr5" style:family="presentation" style:parent-style-name="Titel2-backgroundobjects" style:list-style-name="ML2">
      <style:graphic-properties draw:stroke="none" draw:fill="none" draw:fill-color="#ffffff" draw:textarea-horizontal-align="justify" draw:textarea-vertical-align="bottom" draw:auto-grow-height="false" draw:auto-grow-width="false" fo:min-height="1.143cm" fo:min-width="0cm" fo:padding-top="0.125cm" fo:padding-bottom="0.125cm" fo:padding-left="0.251cm" fo:padding-right="0.251cm" fo:wrap-option="wrap" draw:shadow-color="#808080"/>
    </style:style>
    <style:style style:name="Mpr6" style:family="presentation" style:parent-style-name="Titel2-backgroundobjects" style:list-style-name="ML2">
      <style:graphic-properties draw:stroke="none" draw:fill="none" draw:fill-color="#ffffff" draw:textarea-horizontal-align="justify" draw:textarea-vertical-align="top" draw:auto-grow-height="false" draw:auto-grow-width="false" fo:min-height="1.04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punctuation-wrap="hanging" style:line-break="strict" style:writing-mode="lr-tb"/>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style:paragraph-properties fo:margin-left="0cm" fo:margin-right="0cm" fo:line-height="100%" fo:text-indent="0cm" style:punctuation-wrap="hanging" style:line-break="strict" style:writing-mode="lr-tb"/>
    </style:style>
    <style:style style:name="MP1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6" style:family="paragraph">
      <loext:graphic-properties draw:fill="none" draw:fill-color="#ffffff"/>
      <style:paragraph-properties style:writing-mode="lr-tb" style:font-independent-line-spacing="true"/>
    </style:style>
    <style:style style:name="MP17" style:family="paragraph">
      <style:paragraph-properties fo:margin-left="0cm" fo:margin-right="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89cm"/>
          <style:tab-stop style:position="29.942cm"/>
          <style:tab-stop style:position="29.946cm"/>
          <style:tab-stop style:position="29.95cm"/>
        </style:tab-stops>
      </style:paragraph-properties>
    </style:style>
    <style:style style:name="MP18"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89cm"/>
          <style:tab-stop style:position="29.942cm"/>
          <style:tab-stop style:position="29.946cm"/>
          <style:tab-stop style:position="29.95cm"/>
        </style:tab-stops>
      </style:paragraph-properties>
    </style:style>
    <style:style style:name="MT1" style:family="text">
      <style:text-properties fo:font-size="14pt" style:font-size-asian="14pt" style:font-size-complex="14pt"/>
    </style:style>
    <style:style style:name="MT2" style:family="text">
      <style:text-properties fo:language="sv" fo:country="SE" style:language-asian="sv" style:country-asian="SE" style:language-complex="sv" style:country-complex="SE"/>
    </style:style>
    <style:style style:name="MT3" style:family="text">
      <style:text-properties fo:color="#808080" style:font-name="Calibri" fo:font-size="10pt" fo:language="sv" fo:country="SE" style:font-name-asian="DejaVu Sans" style:font-size-asian="10pt" style:language-asian="sv" style:country-asian="SE" style:font-name-complex="DejaVu Sans" style:font-size-complex="10pt" style:language-complex="sv" style:country-complex="SE"/>
    </style:style>
    <style:style style:name="MT4" style:family="text">
      <style:text-properties style:font-name="Times New Roman" fo:font-size="10pt" fo:language="sv" fo:country="SE" style:font-name-asian="DejaVu Sans" style:font-size-asian="10pt" style:language-asian="sv" style:country-asian="SE" style:font-name-complex="DejaVu Sans" style:font-size-complex="10pt" style:language-complex="sv" style:country-complex="SE"/>
    </style:style>
    <style:style style:name="MT5" style:family="text">
      <style:text-properties fo:color="#898989" style:font-name="Times New Roman" fo:font-size="10pt" fo:language="sv" fo:country="SE" style:font-name-asian="DejaVu Sans" style:font-size-asian="10pt" style:language-asian="sv" style:country-asian="SE" style:font-name-complex="DejaVu Sans" style:font-size-complex="10pt" style:language-complex="sv" style:country-complex="SE"/>
    </style:style>
    <style:style style:name="MT6" style:family="text">
      <style:text-properties fo:color="#808080" style:font-name="Times New Roman" fo:font-size="10pt" fo:language="sv" fo:country="SE" style:font-name-asian="DejaVu Sans" style:font-size-asian="10pt" style:language-asian="sv" style:country-asian="SE" style:font-name-complex="DejaVu Sans" style:font-size-complex="10pt" style:language-complex="sv" style:country-complex="S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9cm" svg:height="5.954cm" svg:x="1cm" svg:y="2.841cm"/>
      <draw:page-thumbnail draw:layer="backgroundobjects" svg:width="7.939cm" svg:height="5.954cm" svg:x="1cm" svg:y="10.737cm"/>
      <draw:page-thumbnail draw:layer="backgroundobjects" svg:width="7.939cm" svg:height="5.954cm" svg:x="1cm" svg:y="18.633cm"/>
      <draw:page-thumbnail draw:layer="backgroundobjects" svg:width="7.939cm" svg:height="5.954cm" svg:x="9.94cm" svg:y="2.841cm"/>
      <draw:page-thumbnail draw:layer="backgroundobjects" svg:width="7.939cm" svg:height="5.954cm" svg:x="9.94cm" svg:y="10.737cm"/>
      <draw:page-thumbnail draw:layer="backgroundobjects" svg:width="7.939cm" svg:height="5.954cm" svg:x="9.94cm" svg:y="18.633cm"/>
      <draw:frame draw:style-name="Mgr1" draw:text-style-name="MP2" draw:layer="backgroundobjects" svg:width="8.192cm" svg:height="1.37cm" svg:x="0cm" svg:y="0cm" presentation:class="header">
        <draw:text-box>
          <text:p text:style-name="MP1"><text:span text:style-name="MT1"><presentation:header/></text:span></text:p>
        </draw:text-box>
      </draw:frame>
      <draw:frame draw:style-name="Mgr1" draw:text-style-name="MP4" draw:layer="backgroundobjects" svg:width="8.192cm" svg:height="1.37cm" svg:x="10.687cm" svg:y="0cm" presentation:class="date-time">
        <draw:text-box>
          <text:p text:style-name="MP3"><text:span text:style-name="MT1"><presentation:date-time/></text:span></text:p>
        </draw:text-box>
      </draw:frame>
      <draw:frame draw:style-name="Mgr2" draw:text-style-name="MP2" draw:layer="backgroundobjects" svg:width="8.192cm" svg:height="1.37cm" svg:x="0cm" svg:y="26.059cm" presentation:class="footer">
        <draw:text-box>
          <text:p text:style-name="MP1"><text:span text:style-name="MT1"><presentation:footer/></text:span></text:p>
        </draw:text-box>
      </draw:frame>
      <draw:frame draw:style-name="Mgr2" draw:text-style-name="MP4" draw:layer="backgroundobjects" svg:width="8.192cm" svg:height="1.37cm" svg:x="10.687cm" svg:y="26.059cm" presentation:class="page-number">
        <draw:text-box>
          <text:p text:style-name="MP3"><text:span text:style-name="MT1"><text:page-number>&lt;nummer&gt;</text:page-number></text:span></text:p>
        </draw:text-box>
      </draw:frame>
    </style:handout-master>
    <style:master-page style:name="Standard" style:page-layout-name="PM1" draw:style-name="Mdp1">
      <draw:frame presentation:style-name="Standard-title" draw:layer="backgroundobjects" svg:width="20.302cm" svg:height="2.954cm" svg:x="2.54cm" svg:y="-0.432cm" presentation:class="title" presentation:placeholder="true">
        <draw:text-box/>
      </draw:frame>
      <draw:frame presentation:style-name="Standard-outline1" draw:layer="backgroundobjects" svg:width="20.302cm" svg:height="13.066cm" svg:x="2.54cm" svg:y="3.215cm" presentation:class="outline" presentation:placeholder="true">
        <draw:text-box/>
      </draw:frame>
      <draw:frame draw:style-name="Mgr3" draw:text-style-name="MP6" draw:layer="backgroundobjects" svg:width="2.099cm" svg:height="1.433cm" svg:x="0.422cm" svg:y="17.131cm" presentation:class="date-time">
        <draw:text-box>
          <text:list text:style-name="ML1">
            <text:list-header>
              <text:p text:style-name="MP5"><text:span text:style-name="MT2">2019-10</text:span></text:p>
            </text:list-header>
          </text:list>
        </draw:text-box>
      </draw:frame>
      <draw:frame draw:style-name="Mgr4" draw:text-style-name="MP8" draw:layer="backgroundobjects" svg:width="19.456cm" svg:height="0.997cm" svg:x="2.963cm" svg:y="17.563cm" presentation:class="footer">
        <draw:text-box>
          <text:list text:style-name="ML1">
            <text:list-header>
              <text:p text:style-name="MP7"><text:span text:style-name="MT2">© Init AB</text:span><text:span text:style-name="MT2"><text:tab/></text:span><text:span text:style-name="MT2"> </text:span></text:p>
            </text:list-header>
          </text:list>
        </draw:text-box>
      </draw:frame>
      <draw:frame draw:style-name="Mgr5" draw:text-style-name="MP6" draw:layer="backgroundobjects" svg:width="1.252cm" svg:height="0.997cm" svg:x="22.86cm" svg:y="17.563cm" presentation:class="page-number">
        <draw:text-box>
          <text:list text:style-name="ML1">
            <text:list-header>
              <text:p text:style-name="MP5"><text:span text:style-name="MT2"><text:page-number>&lt;nummer&gt;</text:page-number></text:span></text:p>
            </text:list-header>
          </text:list>
        </draw:text-box>
      </draw:frame>
      <draw:frame draw:style-name="Mgr6" draw:text-style-name="MP9" draw:layer="backgroundobjects" svg:width="1.27cm" svg:height="1.204cm" svg:x="23.495cm" svg:y="0.847cm">
        <draw:image xlink:href="Pictures/10000200000000C8000000BD208995314FCD7DE4.png" xlink:type="simple" xlink:show="embed" xlink:actuate="onLoad" loext:mime-type="image/png">
          <text:p/>
        </draw:image>
      </draw:frame>
      <draw:frame draw:style-name="Mgr6" draw:text-style-name="MP9" draw:layer="backgroundobjects" svg:width="1.552cm" svg:height="1.473cm" svg:x="23.213cm" svg:y="0.635cm">
        <draw:image xlink:href="Pictures/1000020100000086000000805BA5D0FD99E086FB.png" xlink:type="simple" xlink:show="embed" xlink:actuate="onLoad" loext:mime-type="image/png">
          <text:p/>
        </draw:image>
      </draw:frame>
      <presentation:notes style:page-layout-name="PM0">
        <draw:rect draw:style-name="Mgr7" draw:text-style-name="MP10" draw:layer="backgroundobjects" svg:width="18.88cm" svg:height="27.43cm" svg:x="0cm" svg:y="0cm">
          <text:p/>
        </draw:rect>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3.697cm" svg:height="10.27cm" svg:x="2.583cm" svg:y="2.055cm" presentation:class="page"/>
        <draw:frame presentation:style-name="Standard-notes" draw:layer="backgroundobjects" svg:width="13.741cm" svg:height="12.325cm" svg:x="2.539cm" svg:y="13.03cm" presentation:class="notes" presentation:placeholder="true">
          <draw:text-box/>
        </draw:frame>
        <draw:frame draw:style-name="Mgr9" draw:text-style-name="MP13" draw:layer="backgroundobjects" svg:width="5.622cm" svg:height="1.142cm" svg:x="2.54cm" svg:y="25.4cm" presentation:class="footer">
          <draw:text-box>
            <text:list text:style-name="ML2">
              <text:list-header>
                <text:p text:style-name="MP12"><text:span text:style-name="MT3">© Init AB</text:span></text:p>
              </text:list-header>
            </text:list>
          </draw:text-box>
        </draw:frame>
        <draw:frame draw:style-name="Mgr10" draw:text-style-name="MP15" draw:layer="backgroundobjects" svg:width="1.252cm" svg:height="1.142cm" svg:x="16.722cm" svg:y="25.4cm" presentation:class="page-number">
          <draw:text-box>
            <text:list text:style-name="ML2">
              <text:list-header>
                <text:p text:style-name="MP14"><text:span text:style-name="MT3"><text:page-number>&lt;nummer&gt;</text:page-number></text:span></text:p>
              </text:list-header>
            </text:list>
          </draw:text-box>
        </draw:frame>
        <draw:frame draw:style-name="Mgr11" draw:text-style-name="MP13" draw:layer="backgroundobjects" svg:width="13.741cm" svg:height="1.04cm" svg:x="2.539cm" svg:y="0.847cm" presentation:class="header">
          <draw:text-box>
            <text:list text:style-name="ML2">
              <text:list-header>
                <text:p text:style-name="MP12"><text:span text:style-name="MT3">Inits PowerPointmall</text:span></text:p>
              </text:list-header>
            </text:list>
          </draw:text-box>
        </draw:frame>
      </presentation:notes>
    </style:master-page>
    <style:master-page style:name="Titel1" style:page-layout-name="PM1" draw:style-name="Mdp1">
      <draw:frame draw:style-name="Mgr6" draw:text-style-name="MP9" draw:layer="backgroundobjects" svg:width="2.293cm" svg:height="2.174cm" svg:x="1.023cm" svg:y="15.95cm">
        <draw:image xlink:href="Pictures/10000201000000C7000000BC08008EE2C9E78A03.png" xlink:type="simple" xlink:show="embed" xlink:actuate="onLoad" loext:mime-type="image/png">
          <text:p/>
        </draw:image>
      </draw:frame>
      <draw:custom-shape draw:style-name="Mgr12" draw:text-style-name="MP16" draw:layer="backgroundobjects" svg:width="23.071cm" svg:height="11.641cm" svg:x="1.482cm" svg:y="5.292cm">
        <text:p/>
        <draw:enhanced-geometry svg:viewBox="0 0 21600 21600" draw:type="mso-spt202" draw:enhanced-path="M 0 0 L 21600 0 21600 21600 0 21600 0 0 Z N"/>
      </draw:custom-shape>
      <draw:frame presentation:style-name="Titel1-title" draw:layer="backgroundobjects" svg:width="20.302cm" svg:height="2.954cm" svg:x="2.54cm" svg:y="-0.432cm" presentation:class="title" presentation:placeholder="true">
        <draw:text-box/>
      </draw:frame>
      <draw:frame presentation:style-name="Titel1-outline1" draw:layer="backgroundobjects" svg:width="20.302cm" svg:height="13.066cm" svg:x="2.54cm" svg:y="3.215cm" presentation:class="outline" presentation:placeholder="true">
        <draw:text-box/>
      </draw:frame>
      <draw:frame draw:style-name="Mgr13" draw:text-style-name="MP13" draw:layer="backgroundobjects" svg:width="3.157cm" svg:height="1.252cm" svg:x="4.021cm" svg:y="17.357cm" presentation:class="date-time">
        <draw:text-box>
          <text:list text:style-name="ML1">
            <text:list-header>
              <text:p text:style-name="MP12"><text:span text:style-name="MT4">2019-10</text:span></text:p>
            </text:list-header>
          </text:list>
        </draw:text-box>
      </draw:frame>
      <draw:frame draw:style-name="Mgr14" draw:text-style-name="MP13" draw:layer="backgroundobjects" svg:width="8.026cm" svg:height="1.252cm" svg:x="8.678cm" svg:y="17.357cm" presentation:class="footer">
        <draw:text-box>
          <text:list text:style-name="ML1">
            <text:list-header>
              <text:p text:style-name="MP12"><text:span text:style-name="MT4">© Init AB</text:span></text:p>
            </text:list-header>
          </text:list>
        </draw:text-box>
      </draw:frame>
      <draw:frame draw:style-name="Mgr15" draw:text-style-name="MP15" draw:layer="backgroundobjects" svg:width="5.909cm" svg:height="1.252cm" svg:x="18.202cm" svg:y="17.357cm" presentation:class="page-number">
        <draw:text-box>
          <text:list text:style-name="ML3">
            <text:list-header>
              <text:p text:style-name="MP14"><text:span text:style-name="MT5"><text:page-number>&lt;nummer&gt;</text:page-number></text:span></text:p>
            </text:list-header>
          </text:list>
        </draw:text-box>
      </draw:frame>
      <presentation:notes style:page-layout-name="PM0">
        <draw:rect draw:style-name="Mgr7" draw:text-style-name="MP10" draw:layer="backgroundobjects" svg:width="18.88cm" svg:height="27.43cm" svg:x="0cm" svg:y="0cm">
          <text:p/>
        </draw:rect>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title" draw:layer="backgroundobjects" svg:width="13.697cm" svg:height="10.27cm" svg:x="2.583cm" svg:y="2.055cm" presentation:class="page"/>
        <draw:frame presentation:style-name="Titel1-notes" draw:layer="backgroundobjects" svg:width="13.741cm" svg:height="12.325cm" svg:x="2.539cm" svg:y="13.03cm" presentation:class="notes" presentation:placeholder="true">
          <draw:text-box/>
        </draw:frame>
        <draw:frame presentation:style-name="Mpr1" draw:text-style-name="MP13" draw:layer="backgroundobjects" svg:width="5.622cm" svg:height="1.142cm" svg:x="2.54cm" svg:y="25.4cm" presentation:class="footer">
          <draw:text-box>
            <text:list text:style-name="ML2">
              <text:list-header>
                <text:p text:style-name="MP12"><text:span text:style-name="MT3">© Init AB</text:span></text:p>
              </text:list-header>
            </text:list>
          </draw:text-box>
        </draw:frame>
        <draw:frame presentation:style-name="Mpr2" draw:text-style-name="MP15" draw:layer="backgroundobjects" svg:width="1.252cm" svg:height="1.142cm" svg:x="16.722cm" svg:y="25.4cm" presentation:class="page-number">
          <draw:text-box>
            <text:list text:style-name="ML2">
              <text:list-header>
                <text:p text:style-name="MP14"><text:span text:style-name="MT3"><text:page-number>&lt;nummer&gt;</text:page-number></text:span></text:p>
              </text:list-header>
            </text:list>
          </draw:text-box>
        </draw:frame>
        <draw:frame presentation:style-name="Mpr3" draw:text-style-name="MP13" draw:layer="backgroundobjects" svg:width="13.741cm" svg:height="1.04cm" svg:x="2.539cm" svg:y="0.847cm" presentation:class="header">
          <draw:text-box>
            <text:list text:style-name="ML2">
              <text:list-header>
                <text:p text:style-name="MP12"><text:span text:style-name="MT3">Inits PowerPointmall</text:span></text:p>
              </text:list-header>
            </text:list>
          </draw:text-box>
        </draw:frame>
      </presentation:notes>
    </style:master-page>
    <style:master-page style:name="Titel2" style:page-layout-name="PM1" draw:style-name="Mdp1">
      <draw:frame draw:style-name="Mgr6" draw:text-style-name="MP9" draw:layer="backgroundobjects" svg:width="1.27cm" svg:height="1.204cm" svg:x="23.495cm" svg:y="0.847cm">
        <draw:image xlink:href="Pictures/10000200000000C8000000BD208995314FCD7DE4.png" xlink:type="simple" xlink:show="embed" xlink:actuate="onLoad" loext:mime-type="image/png">
          <text:p/>
        </draw:image>
      </draw:frame>
      <draw:frame draw:style-name="Mgr6" draw:text-style-name="MP9" draw:layer="backgroundobjects" svg:width="1.552cm" svg:height="1.473cm" svg:x="23.213cm" svg:y="0.635cm">
        <draw:image xlink:href="Pictures/1000020100000086000000805BA5D0FD99E086FB.png" xlink:type="simple" xlink:show="embed" xlink:actuate="onLoad" loext:mime-type="image/png">
          <text:p/>
        </draw:image>
      </draw:frame>
      <draw:frame presentation:style-name="Titel2-title" draw:layer="backgroundobjects" svg:width="20.302cm" svg:height="2.954cm" svg:x="2.54cm" svg:y="-0.432cm" presentation:class="title" presentation:placeholder="true">
        <draw:text-box/>
      </draw:frame>
      <draw:frame presentation:style-name="Titel2-outline1" draw:layer="backgroundobjects" svg:width="20.302cm" svg:height="13.066cm" svg:x="2.54cm" svg:y="3.215cm" presentation:class="outline" presentation:placeholder="true">
        <draw:text-box/>
      </draw:frame>
      <draw:frame draw:style-name="Mgr16" draw:text-style-name="MP13" draw:layer="backgroundobjects" svg:width="2.099cm" svg:height="0.997cm" svg:x="0.422cm" svg:y="17.563cm" presentation:class="date-time">
        <draw:text-box>
          <text:list text:style-name="ML2">
            <text:list-header>
              <text:p text:style-name="MP12"><text:span text:style-name="MT6">2019-10</text:span></text:p>
            </text:list-header>
          </text:list>
        </draw:text-box>
      </draw:frame>
      <draw:frame draw:style-name="Mgr17" draw:text-style-name="MP18" draw:layer="backgroundobjects" svg:width="19.456cm" svg:height="0.997cm" svg:x="2.963cm" svg:y="17.563cm" presentation:class="footer">
        <draw:text-box>
          <text:list text:style-name="ML2">
            <text:list-header>
              <text:p text:style-name="MP17"><text:span text:style-name="MT6">© Init AB</text:span><text:span text:style-name="MT3"><text:tab/></text:span><text:span text:style-name="MT6">Kursinnehåll – Flik 6</text:span></text:p>
            </text:list-header>
          </text:list>
        </draw:text-box>
      </draw:frame>
      <draw:frame draw:style-name="Mgr18" draw:text-style-name="MP15" draw:layer="backgroundobjects" svg:width="1.252cm" svg:height="0.997cm" svg:x="22.86cm" svg:y="17.563cm" presentation:class="page-number">
        <draw:text-box>
          <text:list text:style-name="ML2">
            <text:list-header>
              <text:p text:style-name="MP14"><text:span text:style-name="MT6"><text:page-number>&lt;nummer&gt;</text:page-number></text:span></text:p>
            </text:list-header>
          </text:list>
        </draw:text-box>
      </draw:frame>
      <presentation:notes style:page-layout-name="PM0">
        <draw:rect draw:style-name="Mgr7" draw:text-style-name="MP10" draw:layer="backgroundobjects" svg:width="18.88cm" svg:height="27.43cm" svg:x="0cm" svg:y="0cm">
          <text:p/>
        </draw:rect>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1" draw:layer="backgroundobjects" svg:width="18.878cm" svg:height="27.42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2-title" draw:layer="backgroundobjects" svg:width="13.697cm" svg:height="10.27cm" svg:x="2.583cm" svg:y="2.055cm" presentation:class="page"/>
        <draw:frame presentation:style-name="Titel2-notes" draw:layer="backgroundobjects" svg:width="13.741cm" svg:height="12.325cm" svg:x="2.539cm" svg:y="13.03cm" presentation:class="notes" presentation:placeholder="true">
          <draw:text-box/>
        </draw:frame>
        <draw:frame presentation:style-name="Mpr4" draw:text-style-name="MP13" draw:layer="backgroundobjects" svg:width="5.622cm" svg:height="1.142cm" svg:x="2.54cm" svg:y="25.4cm" presentation:class="footer">
          <draw:text-box>
            <text:list text:style-name="ML2">
              <text:list-header>
                <text:p text:style-name="MP12"><text:span text:style-name="MT3">© Init AB</text:span></text:p>
              </text:list-header>
            </text:list>
          </draw:text-box>
        </draw:frame>
        <draw:frame presentation:style-name="Mpr5" draw:text-style-name="MP15" draw:layer="backgroundobjects" svg:width="1.252cm" svg:height="1.142cm" svg:x="16.722cm" svg:y="25.4cm" presentation:class="page-number">
          <draw:text-box>
            <text:list text:style-name="ML2">
              <text:list-header>
                <text:p text:style-name="MP14"><text:span text:style-name="MT3"><text:page-number>&lt;nummer&gt;</text:page-number></text:span></text:p>
              </text:list-header>
            </text:list>
          </draw:text-box>
        </draw:frame>
        <draw:frame presentation:style-name="Mpr6" draw:text-style-name="MP13" draw:layer="backgroundobjects" svg:width="13.741cm" svg:height="1.04cm" svg:x="2.539cm" svg:y="0.847cm" presentation:class="header">
          <draw:text-box>
            <text:list text:style-name="ML2">
              <text:list-header>
                <text:p text:style-name="MP12"><text:span text:style-name="MT3">Inits PowerPointmall</text:span></text:p>
              </text:list-header>
            </text:list>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Slide 1</dc:title>
    <meta:creation-date>2009-12-01T14:01:31</meta:creation-date>
    <dc:date>2019-11-15T12:20:04.899466630</dc:date>
    <meta:editing-cycles>645</meta:editing-cycles>
    <meta:editing-duration>P12DT32M42S</meta:editing-duration>
    <meta:generator>LibreOffice/6.3.2.2$Linux_X86_64 LibreOffice_project/30$Build-2</meta:generator>
    <meta:document-statistic meta:object-count="199"/>
  </office:meta>
</office:document-meta>
</file>